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5.937cm" table:align="left" style:writing-mode="lr-tb"/>
    </style:style>
    <style:style style:name="Table3.A" style:family="table-column">
      <style:table-column-properties style:column-width="0.656cm"/>
    </style:style>
    <style:style style:name="Table3.B" style:family="table-column">
      <style:table-column-properties style:column-width="0.658cm"/>
    </style:style>
    <style:style style:name="Table3.I" style:family="table-column">
      <style:table-column-properties style:column-width="0.676cm"/>
    </style:style>
    <style:style style:name="Table3.1" style:family="table-row">
      <style:table-row-properties style:min-row-height="0.473cm" fo:keep-together="auto"/>
    </style:style>
    <style:style style:name="Table3.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min-row-height="0.446cm" fo:keep-together="auto"/>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3" style:family="table-cell">
      <style:table-cell-properties style:vertical-align="top" fo:padding-left="0.191cm" fo:padding-right="0.191cm" fo:padding-top="0cm" fo:padding-bottom="0cm" fo:border="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4" style:family="table-cell">
      <style:table-cell-properties style:vertical-align="top" fo:padding-left="0.191cm" fo:padding-right="0.191cm" fo:padding-top="0cm" fo:padding-bottom="0cm" fo:border="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5" style:family="table-cell">
      <style:table-cell-properties style:vertical-align="top" fo:padding-left="0.191cm" fo:padding-right="0.191cm" fo:padding-top="0cm" fo:padding-bottom="0cm" fo:border="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6" style:family="table-cell">
      <style:table-cell-properties style:vertical-align="top" fo:padding-left="0.191cm" fo:padding-right="0.191cm" fo:padding-top="0cm" fo:padding-bottom="0cm" fo:border="0.5pt solid #000000" style:writing-mode="lr-tb"/>
    </style:style>
    <style:style style:name="Table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7" style:family="table-cell">
      <style:table-cell-properties style:vertical-align="top" fo:padding-left="0.191cm" fo:padding-right="0.191cm" fo:padding-top="0cm" fo:padding-bottom="0cm" fo:border="0.5pt solid #000000" style:writing-mode="lr-tb"/>
    </style:style>
    <style:style style:name="Table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8" style:family="table-cell">
      <style:table-cell-properties style:vertical-align="top" fo:padding-left="0.191cm" fo:padding-right="0.191cm" fo:padding-top="0cm" fo:padding-bottom="0cm" fo:border="0.5pt solid #000000" style:writing-mode="lr-tb"/>
    </style:style>
    <style:style style:name="Table3.9" style:family="table-row">
      <style:table-row-properties style:min-row-height="0.501cm" fo:keep-together="auto"/>
    </style:style>
    <style:style style:name="Table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9" style:family="table-cell">
      <style:table-cell-properties style:vertical-align="top" fo:padding-left="0.191cm" fo:padding-right="0.191cm" fo:padding-top="0cm" fo:padding-bottom="0cm" fo:border="0.5pt solid #000000" style:writing-mode="lr-tb"/>
    </style:style>
    <style:style style:name="Table4" style:family="table">
      <style:table-properties style:width="5.937cm" table:align="left" style:writing-mode="lr-tb"/>
    </style:style>
    <style:style style:name="Table4.A" style:family="table-column">
      <style:table-column-properties style:column-width="0.656cm"/>
    </style:style>
    <style:style style:name="Table4.B" style:family="table-column">
      <style:table-column-properties style:column-width="0.658cm"/>
    </style:style>
    <style:style style:name="Table4.I" style:family="table-column">
      <style:table-column-properties style:column-width="0.676cm"/>
    </style:style>
    <style:style style:name="Table4.1" style:family="table-row">
      <style:table-row-properties style:min-row-height="0.473cm" fo:keep-together="auto"/>
    </style:style>
    <style:style style:name="Table4.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2" style:family="table-cell">
      <style:table-cell-properties style:vertical-align="top" fo:padding-left="0.191cm" fo:padding-right="0.191cm" fo:padding-top="0cm" fo:padding-bottom="0cm" fo:border="0.5pt solid #000000" style:writing-mode="lr-tb"/>
    </style:style>
    <style:style style:name="Table4.3" style:family="table-row">
      <style:table-row-properties style:min-row-height="0.446cm" fo:keep-together="auto"/>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3"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4" style:family="table-cell">
      <style:table-cell-properties style:vertical-align="top" fo:padding-left="0.191cm" fo:padding-right="0.191cm" fo:padding-top="0cm" fo:padding-bottom="0cm" fo:border="0.5pt solid #000000" style:writing-mode="lr-tb"/>
    </style:style>
    <style:style style:name="Table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5" style:family="table-cell">
      <style:table-cell-properties style:vertical-align="top" fo:padding-left="0.191cm" fo:padding-right="0.191cm" fo:padding-top="0cm" fo:padding-bottom="0cm" fo:border="0.5pt solid #000000" style:writing-mode="lr-tb"/>
    </style:style>
    <style:style style:name="Table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6" style:family="table-cell">
      <style:table-cell-properties style:vertical-align="top" fo:padding-left="0.191cm" fo:padding-right="0.191cm" fo:padding-top="0cm" fo:padding-bottom="0cm" fo:border="0.5pt solid #000000" style:writing-mode="lr-tb"/>
    </style:style>
    <style:style style:name="Table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7" style:family="table-cell">
      <style:table-cell-properties style:vertical-align="top" fo:padding-left="0.191cm" fo:padding-right="0.191cm" fo:padding-top="0cm" fo:padding-bottom="0cm" fo:border="0.5pt solid #000000" style:writing-mode="lr-tb"/>
    </style:style>
    <style:style style:name="Table4.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8" style:family="table-cell">
      <style:table-cell-properties style:vertical-align="top" fo:padding-left="0.191cm" fo:padding-right="0.191cm" fo:padding-top="0cm" fo:padding-bottom="0cm" fo:border="0.5pt solid #000000" style:writing-mode="lr-tb"/>
    </style:style>
    <style:style style:name="Table4.9" style:family="table-row">
      <style:table-row-properties style:min-row-height="0.501cm" fo:keep-together="auto"/>
    </style:style>
    <style:style style:name="Table4.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9" style:family="table-cell">
      <style:table-cell-properties style:vertical-align="top" fo:padding-left="0.191cm" fo:padding-right="0.191cm" fo:padding-top="0cm" fo:padding-bottom="0cm" fo:border="0.5pt solid #000000" style:writing-mode="lr-tb"/>
    </style:style>
    <style:style style:name="Table6" style:family="table">
      <style:table-properties style:width="18.496cm" fo:margin-left="-0.199cm" table:align="left" style:writing-mode="lr-tb"/>
    </style:style>
    <style:style style:name="Table6.A" style:family="table-column">
      <style:table-column-properties style:column-width="18.49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8" style:family="table">
      <style:table-properties style:width="5.937cm" table:align="left" style:writing-mode="lr-tb"/>
    </style:style>
    <style:style style:name="Table8.A" style:family="table-column">
      <style:table-column-properties style:column-width="0.656cm"/>
    </style:style>
    <style:style style:name="Table8.B" style:family="table-column">
      <style:table-column-properties style:column-width="0.658cm"/>
    </style:style>
    <style:style style:name="Table8.I" style:family="table-column">
      <style:table-column-properties style:column-width="0.676cm"/>
    </style:style>
    <style:style style:name="Table8.1" style:family="table-row">
      <style:table-row-properties style:min-row-height="0.473cm" fo:keep-together="auto"/>
    </style:style>
    <style:style style:name="Table8.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2" style:family="table-cell">
      <style:table-cell-properties style:vertical-align="top" fo:padding-left="0.191cm" fo:padding-right="0.191cm" fo:padding-top="0cm" fo:padding-bottom="0cm" fo:border="0.5pt solid #000000" style:writing-mode="lr-tb"/>
    </style:style>
    <style:style style:name="Table8.3" style:family="table-row">
      <style:table-row-properties style:min-row-height="0.446cm" fo:keep-together="auto"/>
    </style:style>
    <style:style style:name="Table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3" style:family="table-cell">
      <style:table-cell-properties style:vertical-align="top" fo:padding-left="0.191cm" fo:padding-right="0.191cm" fo:padding-top="0cm" fo:padding-bottom="0cm" fo:border="0.5pt solid #000000" style:writing-mode="lr-tb"/>
    </style:style>
    <style:style style:name="Table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4" style:family="table-cell">
      <style:table-cell-properties style:vertical-align="top" fo:padding-left="0.191cm" fo:padding-right="0.191cm" fo:padding-top="0cm" fo:padding-bottom="0cm" fo:border="0.5pt solid #000000" style:writing-mode="lr-tb"/>
    </style:style>
    <style:style style:name="Table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5" style:family="table-cell">
      <style:table-cell-properties style:vertical-align="top" fo:padding-left="0.191cm" fo:padding-right="0.191cm" fo:padding-top="0cm" fo:padding-bottom="0cm" fo:border="0.5pt solid #000000" style:writing-mode="lr-tb"/>
    </style:style>
    <style:style style:name="Table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6" style:family="table-cell">
      <style:table-cell-properties style:vertical-align="top" fo:padding-left="0.191cm" fo:padding-right="0.191cm" fo:padding-top="0cm" fo:padding-bottom="0cm" fo:border="0.5pt solid #000000" style:writing-mode="lr-tb"/>
    </style:style>
    <style:style style:name="Table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7" style:family="table-cell">
      <style:table-cell-properties style:vertical-align="top" fo:padding-left="0.191cm" fo:padding-right="0.191cm" fo:padding-top="0cm" fo:padding-bottom="0cm" fo:border="0.5pt solid #000000" style:writing-mode="lr-tb"/>
    </style:style>
    <style:style style:name="Table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8" style:family="table-cell">
      <style:table-cell-properties style:vertical-align="top" fo:padding-left="0.191cm" fo:padding-right="0.191cm" fo:padding-top="0cm" fo:padding-bottom="0cm" fo:border="0.5pt solid #000000" style:writing-mode="lr-tb"/>
    </style:style>
    <style:style style:name="Table8.9" style:family="table-row">
      <style:table-row-properties style:min-row-height="0.501cm" fo:keep-together="auto"/>
    </style:style>
    <style:style style:name="Table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9" style:family="table-cell">
      <style:table-cell-properties style:vertical-align="top" fo:padding-left="0.191cm" fo:padding-right="0.191cm" fo:padding-top="0cm" fo:padding-bottom="0cm" fo:border="0.5pt solid #000000" style:writing-mode="lr-tb"/>
    </style:style>
    <style:style style:name="Table7" style:family="table">
      <style:table-properties style:width="5.937cm" table:align="left" style:writing-mode="lr-tb"/>
    </style:style>
    <style:style style:name="Table7.A" style:family="table-column">
      <style:table-column-properties style:column-width="0.656cm"/>
    </style:style>
    <style:style style:name="Table7.B" style:family="table-column">
      <style:table-column-properties style:column-width="0.658cm"/>
    </style:style>
    <style:style style:name="Table7.I" style:family="table-column">
      <style:table-column-properties style:column-width="0.676cm"/>
    </style:style>
    <style:style style:name="Table7.1" style:family="table-row">
      <style:table-row-properties style:min-row-height="0.473cm" fo:keep-together="auto"/>
    </style:style>
    <style:style style:name="Table7.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min-row-height="0.446cm" fo:keep-together="auto"/>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3" style:family="table-cell">
      <style:table-cell-properties style:vertical-align="top" fo:padding-left="0.191cm" fo:padding-right="0.191cm" fo:padding-top="0cm" fo:padding-bottom="0cm" fo:border="0.5pt solid #000000" style:writing-mode="lr-tb"/>
    </style:style>
    <style:style style:name="Tab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4" style:family="table-cell">
      <style:table-cell-properties style:vertical-align="top" fo:padding-left="0.191cm" fo:padding-right="0.191cm" fo:padding-top="0cm" fo:padding-bottom="0cm" fo:border="0.5pt solid #000000" style:writing-mode="lr-tb"/>
    </style:style>
    <style:style style:name="Table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5" style:family="table-cell">
      <style:table-cell-properties style:vertical-align="top" fo:padding-left="0.191cm" fo:padding-right="0.191cm" fo:padding-top="0cm" fo:padding-bottom="0cm" fo:border="0.5pt solid #000000" style:writing-mode="lr-tb"/>
    </style:style>
    <style:style style:name="Table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6" style:family="table-cell">
      <style:table-cell-properties style:vertical-align="top" fo:padding-left="0.191cm" fo:padding-right="0.191cm" fo:padding-top="0cm" fo:padding-bottom="0cm" fo:border="0.5pt solid #000000" style:writing-mode="lr-tb"/>
    </style:style>
    <style:style style:name="Table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7" style:family="table-cell">
      <style:table-cell-properties style:vertical-align="top" fo:padding-left="0.191cm" fo:padding-right="0.191cm" fo:padding-top="0cm" fo:padding-bottom="0cm" fo:border="0.5pt solid #000000" style:writing-mode="lr-tb"/>
    </style:style>
    <style:style style:name="Table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8" style:family="table-cell">
      <style:table-cell-properties style:vertical-align="top" fo:padding-left="0.191cm" fo:padding-right="0.191cm" fo:padding-top="0cm" fo:padding-bottom="0cm" fo:border="0.5pt solid #000000" style:writing-mode="lr-tb"/>
    </style:style>
    <style:style style:name="Table7.9" style:family="table-row">
      <style:table-row-properties style:min-row-height="0.501cm" fo:keep-together="auto"/>
    </style:style>
    <style:style style:name="Table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9" style:family="table-cell">
      <style:table-cell-properties style:vertical-align="top" fo:padding-left="0.191cm" fo:padding-right="0.191cm" fo:padding-top="0cm" fo:padding-bottom="0cm" fo:border="0.5pt solid #000000" style:writing-mode="lr-tb"/>
    </style:style>
    <style:style style:name="Table9" style:family="table">
      <style:table-properties style:width="18.496cm" fo:margin-left="-0.199cm" table:align="left" style:writing-mode="lr-tb"/>
    </style:style>
    <style:style style:name="Table9.A" style:family="table-column">
      <style:table-column-properties style:column-width="9.239cm"/>
    </style:style>
    <style:style style:name="Table9.B" style:family="table-column">
      <style:table-column-properties style:column-width="9.257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7.297cm" table:align="center" style:writing-mode="lr-tb"/>
    </style:style>
    <style:style style:name="Table10.A" style:family="table-column">
      <style:table-column-properties style:column-width="3.498cm"/>
    </style:style>
    <style:style style:name="Table10.C" style:family="table-column">
      <style:table-column-properties style:column-width="1.588cm"/>
    </style:style>
    <style:style style:name="Table10.G" style:family="table-column">
      <style:table-column-properties style:column-width="1.847cm"/>
    </style:style>
    <style:style style:name="Table10.H" style:family="table-column">
      <style:table-column-properties style:column-width="2.104cm"/>
    </style:style>
    <style:style style:name="Table10.1" style:family="table-row">
      <style:table-row-properties fo:keep-together="auto"/>
    </style:style>
    <style:style style:name="Table10.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H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 style:family="table-cell">
      <style:table-cell-properties style:vertical-align="bottom" fo:padding-left="0.191cm" fo:padding-right="0.191cm" fo:padding-top="0cm" fo:padding-bottom="0cm" fo:border="0.5pt solid #000000" style:writing-mode="lr-tb"/>
    </style:style>
    <style:style style:name="Table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3" style:family="table-cell">
      <style:table-cell-properties style:vertical-align="bottom" fo:padding-left="0.191cm" fo:padding-right="0.191cm" fo:padding-top="0cm" fo:padding-bottom="0cm" fo:border="0.5pt solid #000000" style:writing-mode="lr-tb"/>
    </style:style>
    <style:style style:name="Table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4" style:family="table-cell">
      <style:table-cell-properties style:vertical-align="bottom"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5" style:family="table-cell">
      <style:table-cell-properties style:vertical-align="bottom" fo:padding-left="0.191cm" fo:padding-right="0.191cm" fo:padding-top="0cm" fo:padding-bottom="0cm" fo:border="0.5pt solid #000000" style:writing-mode="lr-tb"/>
    </style:style>
    <style:style style:name="Table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6" style:family="table-cell">
      <style:table-cell-properties style:vertical-align="bottom" fo:padding-left="0.191cm" fo:padding-right="0.191cm" fo:padding-top="0cm" fo:padding-bottom="0cm" fo:border="0.5pt solid #000000" style:writing-mode="lr-tb"/>
    </style:style>
    <style:style style:name="Table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7" style:family="table-cell">
      <style:table-cell-properties style:vertical-align="bottom" fo:padding-left="0.191cm" fo:padding-right="0.191cm" fo:padding-top="0cm" fo:padding-bottom="0cm" fo:border="0.5pt solid #000000" style:writing-mode="lr-tb"/>
    </style:style>
    <style:style style:name="Table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8" style:family="table-cell">
      <style:table-cell-properties style:vertical-align="bottom" fo:padding-left="0.191cm" fo:padding-right="0.191cm" fo:padding-top="0cm" fo:padding-bottom="0cm" fo:border="0.5pt solid #000000" style:writing-mode="lr-tb"/>
    </style:style>
    <style:style style:name="Table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9" style:family="table-cell">
      <style:table-cell-properties style:vertical-align="bottom" fo:padding-left="0.191cm" fo:padding-right="0.191cm" fo:padding-top="0cm" fo:padding-bottom="0cm" fo:border="0.5pt solid #000000" style:writing-mode="lr-tb"/>
    </style:style>
    <style:style style:name="Table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0" style:family="table-cell">
      <style:table-cell-properties style:vertical-align="bottom" fo:padding-left="0.191cm" fo:padding-right="0.191cm" fo:padding-top="0cm" fo:padding-bottom="0cm" fo:border="0.5pt solid #000000" style:writing-mode="lr-tb"/>
    </style:style>
    <style:style style:name="Table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1" style:family="table-cell">
      <style:table-cell-properties style:vertical-align="bottom" fo:padding-left="0.191cm" fo:padding-right="0.191cm" fo:padding-top="0cm" fo:padding-bottom="0cm" fo:border="0.5pt solid #000000" style:writing-mode="lr-tb"/>
    </style:style>
    <style:style style:name="Table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2" style:family="table-cell">
      <style:table-cell-properties style:vertical-align="bottom" fo:padding-left="0.191cm" fo:padding-right="0.191cm" fo:padding-top="0cm" fo:padding-bottom="0cm" fo:border="0.5pt solid #000000" style:writing-mode="lr-tb"/>
    </style:style>
    <style:style style:name="Table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3" style:family="table-cell">
      <style:table-cell-properties style:vertical-align="bottom" fo:padding-left="0.191cm" fo:padding-right="0.191cm" fo:padding-top="0cm" fo:padding-bottom="0cm" fo:border="0.5pt solid #000000" style:writing-mode="lr-tb"/>
    </style:style>
    <style:style style:name="Table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4" style:family="table-cell">
      <style:table-cell-properties style:vertical-align="bottom" fo:padding-left="0.191cm" fo:padding-right="0.191cm" fo:padding-top="0cm" fo:padding-bottom="0cm" fo:border="0.5pt solid #000000" style:writing-mode="lr-tb"/>
    </style:style>
    <style:style style:name="Table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5" style:family="table-cell">
      <style:table-cell-properties style:vertical-align="bottom" fo:padding-left="0.191cm" fo:padding-right="0.191cm" fo:padding-top="0cm" fo:padding-bottom="0cm" fo:border="0.5pt solid #000000" style:writing-mode="lr-tb"/>
    </style:style>
    <style:style style:name="Table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6" style:family="table-cell">
      <style:table-cell-properties style:vertical-align="bottom" fo:padding-left="0.191cm" fo:padding-right="0.191cm" fo:padding-top="0cm" fo:padding-bottom="0cm" fo:border="0.5pt solid #000000" style:writing-mode="lr-tb"/>
    </style:style>
    <style:style style:name="Table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7" style:family="table-cell">
      <style:table-cell-properties style:vertical-align="bottom" fo:padding-left="0.191cm" fo:padding-right="0.191cm" fo:padding-top="0cm" fo:padding-bottom="0cm" fo:border="0.5pt solid #000000" style:writing-mode="lr-tb"/>
    </style:style>
    <style:style style:name="Table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8" style:family="table-cell">
      <style:table-cell-properties style:vertical-align="bottom" fo:padding-left="0.191cm" fo:padding-right="0.191cm" fo:padding-top="0cm" fo:padding-bottom="0cm" fo:border="0.5pt solid #000000" style:writing-mode="lr-tb"/>
    </style:style>
    <style:style style:name="Table10.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9" style:family="table-cell">
      <style:table-cell-properties style:vertical-align="bottom" fo:padding-left="0.191cm" fo:padding-right="0.191cm" fo:padding-top="0cm" fo:padding-bottom="0cm" fo:border="0.5pt solid #000000" style:writing-mode="lr-tb"/>
    </style:style>
    <style:style style:name="Table10.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0" style:family="table-cell">
      <style:table-cell-properties style:vertical-align="bottom" fo:padding-left="0.191cm" fo:padding-right="0.191cm" fo:padding-top="0cm" fo:padding-bottom="0cm" fo:border="0.5pt solid #000000" style:writing-mode="lr-tb"/>
    </style:style>
    <style:style style:name="Table10.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1" style:family="table-cell">
      <style:table-cell-properties style:vertical-align="bottom" fo:padding-left="0.191cm" fo:padding-right="0.191cm" fo:padding-top="0cm" fo:padding-bottom="0cm" fo:border="0.5pt solid #000000" style:writing-mode="lr-tb"/>
    </style:style>
    <style:style style:name="Table10.22" style:family="table-row">
      <style:table-row-properties style:min-row-height="0.46cm" fo:keep-together="auto"/>
    </style:style>
    <style:style style:name="Table10.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2" style:family="table-cell">
      <style:table-cell-properties style:vertical-align="bottom" fo:padding-left="0.191cm" fo:padding-right="0.191cm" fo:padding-top="0cm" fo:padding-bottom="0cm" fo:border="0.5pt solid #000000" style:writing-mode="lr-tb"/>
    </style:style>
    <style:style style:name="Table10.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3" style:family="table-cell">
      <style:table-cell-properties style:vertical-align="bottom" fo:padding-left="0.191cm" fo:padding-right="0.191cm" fo:padding-top="0cm" fo:padding-bottom="0cm" fo:border="0.5pt solid #000000" style:writing-mode="lr-tb"/>
    </style:style>
    <style:style style:name="Table10.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4" style:family="table-cell">
      <style:table-cell-properties style:vertical-align="bottom" fo:padding-left="0.191cm" fo:padding-right="0.191cm" fo:padding-top="0cm" fo:padding-bottom="0cm" fo:border="0.5pt solid #000000" style:writing-mode="lr-tb"/>
    </style:style>
    <style:style style:name="Table10.A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5" style:family="table-cell">
      <style:table-cell-properties style:vertical-align="bottom" fo:padding-left="0.191cm" fo:padding-right="0.191cm" fo:padding-top="0cm" fo:padding-bottom="0cm" fo:border="0.5pt solid #000000" style:writing-mode="lr-tb"/>
    </style:style>
    <style:style style:name="Table10.A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6" style:family="table-cell">
      <style:table-cell-properties style:vertical-align="bottom" fo:padding-left="0.191cm" fo:padding-right="0.191cm" fo:padding-top="0cm" fo:padding-bottom="0cm" fo:border="0.5pt solid #000000" style:writing-mode="lr-tb"/>
    </style:style>
    <style:style style:name="P1" style:family="paragraph" style:parent-style-name="Header">
      <style:paragraph-properties fo:text-align="end" style:justify-single-word="false"/>
      <style:text-properties officeooo:rsid="000b855e" officeooo:paragraph-rsid="0008c484"/>
    </style:style>
    <style:style style:name="P2" style:family="paragraph" style:parent-style-name="Header">
      <style:paragraph-properties fo:text-align="center" style:justify-single-word="false"/>
      <style:text-properties officeooo:rsid="000b855e" officeooo:paragraph-rsid="000a9858"/>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a9858"/>
    </style:style>
    <style:style style:name="P5" style:family="paragraph" style:parent-style-name="Standard">
      <style:text-properties style:font-name="Courier New" style:font-name-complex="Courier New"/>
    </style:style>
    <style:style style:name="P6" style:family="paragraph" style:parent-style-name="Standard">
      <style:paragraph-properties style:snap-to-layout-grid="false"/>
      <style:text-properties style:font-name="Courier New" style:font-name-complex="Courier New"/>
    </style:style>
    <style:style style:name="P7" style:family="paragraph" style:parent-style-name="Standard">
      <style:text-properties officeooo:rsid="000a9858" officeooo:paragraph-rsid="000a9858"/>
    </style:style>
    <style:style style:name="P8" style:family="paragraph" style:parent-style-name="Standard">
      <style:paragraph-properties fo:text-align="end" style:justify-single-word="false"/>
      <style:text-properties style:font-name="Calibri" fo:font-size="11pt" officeooo:paragraph-rsid="001e1a47" style:font-size-asian="11pt" style:font-name-complex="Calibri" style:font-size-complex="11pt"/>
    </style:style>
    <style:style style:name="P9" style:family="paragraph" style:parent-style-name="Standard">
      <style:paragraph-properties fo:text-align="end" style:justify-single-word="false"/>
      <style:text-properties style:font-name="Calibri" fo:font-size="11pt" officeooo:paragraph-rsid="0010f6fe" style:font-size-asian="11pt" style:font-name-complex="Calibri" style:font-size-complex="11pt"/>
    </style:style>
    <style:style style:name="P10" style:family="paragraph" style:parent-style-name="Standard">
      <style:paragraph-properties fo:text-align="end" style:justify-single-word="false"/>
      <style:text-properties style:font-name="Calibri" fo:font-size="11pt" officeooo:paragraph-rsid="000f0f57" style:font-size-asian="11pt" style:font-name-complex="Calibri" style:font-size-complex="11pt"/>
    </style:style>
    <style:style style:name="P11" style:family="paragraph" style:parent-style-name="Standard">
      <style:paragraph-properties fo:text-align="end" style:justify-single-word="false"/>
      <style:text-properties style:font-name="Calibri" fo:font-size="11pt" officeooo:paragraph-rsid="000e6259" style:font-size-asian="11pt" style:font-name-complex="Calibri" style:font-size-complex="11pt"/>
    </style:style>
    <style:style style:name="P12" style:family="paragraph" style:parent-style-name="Standard">
      <style:paragraph-properties fo:text-align="end" style:justify-single-word="false"/>
      <style:text-properties style:font-name="Calibri" fo:font-size="11pt" officeooo:paragraph-rsid="000eeffa" style:font-size-asian="11pt" style:font-name-complex="Calibri" style:font-size-complex="11pt"/>
    </style:style>
    <style:style style:name="P13" style:family="paragraph" style:parent-style-name="Standard">
      <style:paragraph-properties fo:text-align="end" style:justify-single-word="false"/>
      <style:text-properties style:font-name="Calibri" fo:font-size="11pt" officeooo:rsid="000cb00a" officeooo:paragraph-rsid="000cb00a" style:font-size-asian="11pt" style:font-name-complex="Calibri" style:font-size-complex="11pt"/>
    </style:style>
    <style:style style:name="P14" style:family="paragraph" style:parent-style-name="Standard">
      <style:paragraph-properties fo:text-align="end" style:justify-single-word="false"/>
      <style:text-properties style:font-name="Calibri" fo:font-size="11pt" officeooo:rsid="000eeffa" officeooo:paragraph-rsid="000eeffa" style:font-size-asian="11pt" style:font-name-complex="Calibri" style:font-size-complex="11pt"/>
    </style:style>
    <style:style style:name="P15" style:family="paragraph" style:parent-style-name="Standard">
      <style:paragraph-properties fo:text-align="end" style:justify-single-word="false"/>
      <style:text-properties style:font-name="Calibri" fo:font-size="11pt" officeooo:rsid="000e6259" officeooo:paragraph-rsid="000e6259" style:font-size-asian="11pt" style:font-name-complex="Calibri" style:font-size-complex="11pt"/>
    </style:style>
    <style:style style:name="P16" style:family="paragraph" style:parent-style-name="Standard">
      <style:paragraph-properties fo:text-align="end" style:justify-single-word="false"/>
      <style:text-properties style:font-name="Calibri" fo:font-size="11pt" officeooo:rsid="0015906d" officeooo:paragraph-rsid="0015906d" style:font-size-asian="11pt" style:font-name-complex="Calibri" style:font-size-complex="11pt"/>
    </style:style>
    <style:style style:name="P17" style:family="paragraph" style:parent-style-name="Standard">
      <style:paragraph-properties fo:text-align="end" style:justify-single-word="false"/>
      <style:text-properties style:font-name="Calibri" fo:font-size="11pt" officeooo:rsid="0010f6fe" officeooo:paragraph-rsid="0010f6fe" style:font-size-asian="11pt" style:font-name-complex="Calibri" style:font-size-complex="11pt"/>
    </style:style>
    <style:style style:name="P18" style:family="paragraph" style:parent-style-name="Standard">
      <style:paragraph-properties fo:text-align="end" style:justify-single-word="false"/>
      <style:text-properties style:font-name="Calibri" fo:font-size="11pt" officeooo:rsid="0014147d" officeooo:paragraph-rsid="0014147d" style:font-size-asian="11pt" style:font-name-complex="Calibri" style:font-size-complex="11pt"/>
    </style:style>
    <style:style style:name="P19" style:family="paragraph" style:parent-style-name="Standard">
      <style:paragraph-properties fo:text-align="end" style:justify-single-word="false"/>
      <style:text-properties style:font-name="Calibri" fo:font-size="11pt" officeooo:rsid="0012dc91" officeooo:paragraph-rsid="0012dc91" style:font-size-asian="11pt" style:font-name-complex="Calibri" style:font-size-complex="11pt"/>
    </style:style>
    <style:style style:name="P20" style:family="paragraph" style:parent-style-name="Standard">
      <style:paragraph-properties fo:text-align="end" style:justify-single-word="false"/>
      <style:text-properties style:font-name="Calibri" fo:font-size="11pt" officeooo:rsid="001e1a47" officeooo:paragraph-rsid="001e1a47" style:font-size-asian="11pt" style:font-name-complex="Calibri" style:font-size-complex="11pt"/>
    </style:style>
    <style:style style:name="P21" style:family="paragraph" style:parent-style-name="Standard">
      <style:paragraph-properties fo:text-align="end" style:justify-single-word="false"/>
      <style:text-properties style:font-name="Calibri" fo:font-size="11pt" officeooo:rsid="002230bc" officeooo:paragraph-rsid="002230bc" style:font-size-asian="11pt" style:font-name-complex="Calibri" style:font-size-complex="11pt"/>
    </style:style>
    <style:style style:name="P22" style:family="paragraph" style:parent-style-name="Standard">
      <style:paragraph-properties fo:text-align="end" style:justify-single-word="false"/>
      <style:text-properties style:font-name="Calibri" fo:font-size="11pt" officeooo:rsid="0023d83a" officeooo:paragraph-rsid="0023d83a" style:font-size-asian="11pt" style:font-name-complex="Calibri" style:font-size-complex="11pt"/>
    </style:style>
    <style:style style:name="P23" style:family="paragraph" style:parent-style-name="Standard">
      <style:paragraph-properties fo:text-align="end" style:justify-single-word="false"/>
      <style:text-properties style:font-name="Calibri" fo:font-size="11pt" officeooo:rsid="002c9f64" officeooo:paragraph-rsid="002c9f64" style:font-size-asian="11pt" style:font-name-complex="Calibri" style:font-size-complex="11pt"/>
    </style:style>
    <style:style style:name="P24" style:family="paragraph" style:parent-style-name="Standard">
      <style:paragraph-properties fo:text-align="end" style:justify-single-word="false"/>
      <style:text-properties style:font-name="Calibri" fo:font-size="11pt" officeooo:rsid="001e5e95" officeooo:paragraph-rsid="001e5e95" style:font-size-asian="11pt" style:font-name-complex="Calibri" style:font-size-complex="11pt"/>
    </style:style>
    <style:style style:name="P25" style:family="paragraph" style:parent-style-name="Standard">
      <style:paragraph-properties fo:text-align="end" style:justify-single-word="false"/>
      <style:text-properties style:font-name="Calibri" fo:font-size="11pt" officeooo:rsid="002f1bde" officeooo:paragraph-rsid="002f1bde" style:font-size-asian="11pt" style:font-name-complex="Calibri" style:font-size-complex="11pt"/>
    </style:style>
    <style:style style:name="P26" style:family="paragraph" style:parent-style-name="Standard">
      <style:paragraph-properties fo:text-align="end" style:justify-single-word="false"/>
      <style:text-properties style:font-name="Calibri" fo:font-size="11pt" officeooo:rsid="002f7ccd" officeooo:paragraph-rsid="002f7ccd" style:font-size-asian="11pt" style:font-name-complex="Calibri" style:font-size-complex="11pt"/>
    </style:style>
    <style:style style:name="P27" style:family="paragraph" style:parent-style-name="Standard">
      <style:paragraph-properties fo:text-align="end" style:justify-single-word="false"/>
      <style:text-properties style:font-name="Calibri" fo:font-size="11pt" officeooo:rsid="003219d5" officeooo:paragraph-rsid="003219d5" style:font-size-asian="11pt" style:font-name-complex="Calibri" style:font-size-complex="11pt"/>
    </style:style>
    <style:style style:name="P28" style:family="paragraph" style:parent-style-name="Standard">
      <style:paragraph-properties fo:text-align="end" style:justify-single-word="false"/>
      <style:text-properties style:font-name="Calibri" fo:font-size="11pt" officeooo:rsid="0033c10b" officeooo:paragraph-rsid="0033c10b" style:font-size-asian="11pt" style:font-name-complex="Calibri" style:font-size-complex="11pt"/>
    </style:style>
    <style:style style:name="P29" style:family="paragraph" style:parent-style-name="Standard">
      <style:paragraph-properties fo:text-align="end" style:justify-single-word="false"/>
      <style:text-properties style:font-name="Calibri" fo:font-size="11pt" officeooo:rsid="00354579" officeooo:paragraph-rsid="00354579" style:font-size-asian="11pt" style:font-name-complex="Calibri" style:font-size-complex="11pt"/>
    </style:style>
    <style:style style:name="P30" style:family="paragraph" style:parent-style-name="Standard">
      <style:paragraph-properties fo:text-align="end" style:justify-single-word="false"/>
      <style:text-properties style:font-name="Calibri" fo:font-size="11pt" officeooo:rsid="001776e6" officeooo:paragraph-rsid="001776e6" style:font-size-asian="11pt" style:font-name-complex="Calibri" style:font-size-complex="11pt"/>
    </style:style>
    <style:style style:name="P31" style:family="paragraph" style:parent-style-name="Standard">
      <style:paragraph-properties fo:text-align="end" style:justify-single-word="false"/>
      <style:text-properties style:font-name="Calibri" fo:font-size="11pt" officeooo:rsid="00195738" officeooo:paragraph-rsid="00195738" style:font-size-asian="11pt" style:font-name-complex="Calibri" style:font-size-complex="11pt"/>
    </style:style>
    <style:style style:name="P32" style:family="paragraph" style:parent-style-name="Standard">
      <style:paragraph-properties fo:text-align="end" style:justify-single-word="false"/>
      <style:text-properties style:font-name="Calibri" fo:font-size="11pt" officeooo:rsid="001c1f2e" officeooo:paragraph-rsid="001c1f2e" style:font-size-asian="11pt" style:font-name-complex="Calibri" style:font-size-complex="11pt"/>
    </style:style>
    <style:style style:name="P33" style:family="paragraph" style:parent-style-name="Standard">
      <style:paragraph-properties fo:text-align="end" style:justify-single-word="false"/>
      <style:text-properties style:font-name="Calibri" fo:font-size="11pt" officeooo:rsid="001b6b93" officeooo:paragraph-rsid="001b6b93" style:font-size-asian="11pt" style:font-name-complex="Calibri" style:font-size-complex="11pt"/>
    </style:style>
    <style:style style:name="P34" style:family="paragraph" style:parent-style-name="Standard">
      <style:paragraph-properties fo:text-align="end" style:justify-single-word="false"/>
      <style:text-properties style:font-name="Calibri" fo:font-size="11pt" officeooo:rsid="00258e2e" officeooo:paragraph-rsid="00258e2e" style:font-size-asian="11pt" style:font-name-complex="Calibri" style:font-size-complex="11pt"/>
    </style:style>
    <style:style style:name="P35" style:family="paragraph" style:parent-style-name="Standard">
      <style:text-properties officeooo:paragraph-rsid="002765dc"/>
    </style:style>
    <style:style style:name="P36" style:family="paragraph" style:parent-style-name="Standard">
      <style:paragraph-properties fo:text-align="justify" style:justify-single-word="false"/>
      <style:text-properties officeooo:rsid="000e6259" officeooo:paragraph-rsid="000e6259"/>
    </style:style>
    <style:style style:name="P37" style:family="paragraph" style:parent-style-name="Standard">
      <style:text-properties officeooo:paragraph-rsid="003fde1a"/>
    </style:style>
    <style:style style:name="P38" style:family="paragraph" style:parent-style-name="Text_20_body">
      <style:paragraph-properties style:snap-to-layout-grid="false"/>
    </style:style>
    <style:style style:name="P39" style:family="paragraph" style:parent-style-name="Text_20_body">
      <style:text-properties style:text-underline-style="solid" style:text-underline-width="auto" style:text-underline-color="font-color" officeooo:paragraph-rsid="003fde1a"/>
    </style:style>
    <style:style style:name="P40" style:family="paragraph" style:parent-style-name="Text_20_body">
      <style:text-properties officeooo:paragraph-rsid="003fde1a"/>
    </style:style>
    <style:style style:name="P41" style:family="paragraph" style:parent-style-name="Standard">
      <style:paragraph-properties fo:text-align="end" style:justify-single-word="false"/>
      <style:text-properties style:font-name="Calibri" fo:font-size="11pt" officeooo:rsid="003611d8" officeooo:paragraph-rsid="003611d8" style:font-size-asian="11pt" style:font-name-complex="Calibri" style:font-size-complex="11pt"/>
    </style:style>
    <style:style style:name="P42" style:family="paragraph" style:parent-style-name="Standard">
      <style:paragraph-properties fo:text-align="end" style:justify-single-word="false"/>
      <style:text-properties style:font-name="Calibri" fo:font-size="11pt" officeooo:rsid="003b553b" officeooo:paragraph-rsid="00427143" style:font-size-asian="11pt" style:font-name-complex="Calibri" style:font-size-complex="11pt"/>
    </style:style>
    <style:style style:name="P43" style:family="paragraph" style:parent-style-name="Standard">
      <style:paragraph-properties fo:text-align="end" style:justify-single-word="false"/>
      <style:text-properties style:font-name="Calibri" fo:font-size="11pt" officeooo:rsid="003902d9" officeooo:paragraph-rsid="003902d9" style:font-size-asian="11pt" style:font-name-complex="Calibri" style:font-size-complex="11pt"/>
    </style:style>
    <style:style style:name="P44" style:family="paragraph" style:parent-style-name="Standard">
      <style:paragraph-properties fo:text-align="end" style:justify-single-word="false"/>
      <style:text-properties style:font-name="Calibri" fo:font-size="11pt" officeooo:rsid="001776e6" officeooo:paragraph-rsid="00427143" style:font-size-asian="11pt" style:font-name-complex="Calibri" style:font-size-complex="11pt"/>
    </style:style>
    <style:style style:name="P45" style:family="paragraph" style:parent-style-name="Standard">
      <style:text-properties fo:color="#ff0000" officeooo:paragraph-rsid="002765dc"/>
    </style:style>
    <style:style style:name="P46" style:family="paragraph" style:parent-style-name="Standard">
      <style:text-properties fo:color="#000000" officeooo:paragraph-rsid="0040640a"/>
    </style:style>
    <style:style style:name="P47" style:family="paragraph" style:parent-style-name="Heading" style:master-page-name="Standard">
      <style:paragraph-properties fo:text-align="start" style:justify-single-word="false" style:page-number="auto"/>
    </style:style>
    <style:style style:name="P48" style:family="paragraph" style:parent-style-name="Text_20_body">
      <style:paragraph-properties fo:text-align="justify" style:justify-single-word="false"/>
      <style:text-properties officeooo:rsid="003b553b" officeooo:paragraph-rsid="003fde1a"/>
    </style:style>
    <style:style style:name="P49" style:family="paragraph" style:parent-style-name="Heading_20_3">
      <style:paragraph-properties fo:text-align="justify" style:justify-single-word="false"/>
    </style:style>
    <style:style style:name="P50" style:family="paragraph" style:parent-style-name="Heading_20_3">
      <style:text-properties officeooo:paragraph-rsid="003fde1a"/>
    </style:style>
    <style:style style:name="T1" style:family="text">
      <style:text-properties style:font-name="Courier New" style:font-name-complex="Courier New"/>
    </style:style>
    <style:style style:name="T2" style:family="text">
      <style:text-properties style:text-position="super 58%"/>
    </style:style>
    <style:style style:name="T3" style:family="text">
      <style:text-properties officeooo:rsid="0008c484"/>
    </style:style>
    <style:style style:name="T4" style:family="text">
      <style:text-properties officeooo:rsid="000a9858"/>
    </style:style>
    <style:style style:name="T5" style:family="text">
      <style:text-properties officeooo:rsid="000e6259"/>
    </style:style>
    <style:style style:name="T6" style:family="text">
      <style:text-properties officeooo:rsid="000eeffa"/>
    </style:style>
    <style:style style:name="T7" style:family="text">
      <style:text-properties officeooo:rsid="000f0f57"/>
    </style:style>
    <style:style style:name="T8" style:family="text">
      <style:text-properties officeooo:rsid="0010f6fe"/>
    </style:style>
    <style:style style:name="T9" style:family="text">
      <style:text-properties officeooo:rsid="0012dc91"/>
    </style:style>
    <style:style style:name="T10" style:family="text">
      <style:text-properties officeooo:rsid="0014147d"/>
    </style:style>
    <style:style style:name="T11" style:family="text">
      <style:text-properties officeooo:rsid="0015906d"/>
    </style:style>
    <style:style style:name="T12" style:family="text">
      <style:text-properties officeooo:rsid="001e1a47"/>
    </style:style>
    <style:style style:name="T13" style:family="text">
      <style:text-properties officeooo:rsid="001e5e95"/>
    </style:style>
    <style:style style:name="T14" style:family="text">
      <style:text-properties officeooo:rsid="002230bc"/>
    </style:style>
    <style:style style:name="T15" style:family="text">
      <style:text-properties officeooo:rsid="0023df08"/>
    </style:style>
    <style:style style:name="T16" style:family="text">
      <style:text-properties officeooo:rsid="002f1bde"/>
    </style:style>
    <style:style style:name="T17" style:family="text">
      <style:text-properties officeooo:rsid="00304ef3"/>
    </style:style>
    <style:style style:name="T18" style:family="text">
      <style:text-properties officeooo:rsid="003219d5"/>
    </style:style>
    <style:style style:name="T19" style:family="text">
      <style:text-properties officeooo:rsid="00354579"/>
    </style:style>
    <style:style style:name="T20" style:family="text">
      <style:text-properties officeooo:rsid="003611d8"/>
    </style:style>
    <style:style style:name="T21" style:family="text">
      <style:text-properties officeooo:rsid="003755b5"/>
    </style:style>
    <style:style style:name="T22" style:family="text">
      <style:text-properties officeooo:rsid="003b553b"/>
    </style:style>
    <style:style style:name="T23" style:family="text">
      <style:text-properties officeooo:rsid="0040640a"/>
    </style:style>
    <style:style style:name="T24" style:family="text">
      <style:text-properties officeooo:rsid="004123f8"/>
    </style:style>
    <style:style style:name="T25" style:family="text">
      <style:text-properties officeooo:rsid="00421b41"/>
    </style:style>
    <style:style style:name="T26" style:family="text">
      <style:text-properties officeooo:rsid="00427143"/>
    </style:style>
    <style:style style:name="fr1" style:family="graphic" style:parent-style-name="Frame">
      <style:graphic-properties fo:margin-left="0.318cm" fo:margin-right="0.318cm" style:wrap="parallel" style:number-wrapped-paragraphs="1"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8cm" fo:margin-right="0cm" style:wrap="parallel" style:number-wrapped-paragraphs="1"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OLE">
      <style:graphic-properties fo:margin-left="0cm" fo:margin-right="0cm" style:vertical-pos="middle" style:vertical-rel="text" fo:padding-left="0.256cm" fo:padding-right="0.256cm" fo:padding-top="0.129cm" fo:padding-bottom="0.129cm" fo:border="none" draw:ole-draw-aspect="1" draw:visible-area-width="11.609cm" draw:visible-area-height="1.202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Heading">Artificial Intelligence Coursework</text:p>
      <text:p text:style-name="P2">Jaehee Kong (jk3211)</text:p>
      <text:p text:style-name="P2">Mateusz Dyda (md2312)</text:p>
      <text:p text:style-name="P2"/>
      <text:h text:style-name="Heading_20_2" text:outline-level="2">Question 1</text:h>
      <text:p text:style-name="Standard"/>
      <text:p text:style-name="P4"><draw:frame draw:style-name="fr1" draw:name="Frame1" text:anchor-type="paragraph" svg:x="0.145cm" svg:y="0.086cm" svg:width="5.937cm" draw:z-index="0"><draw:text-box fo:min-height="0.058cm"><table:table table:name="Table3" table:style-name="Table3"><table:table-column table:style-name="Table3.A"/><table:table-column table:style-name="Table3.B" table:number-columns-repeated="7"/><table:table-column table:style-name="Table3.I"/><table:table-row table:style-name="Table3.1"><table:table-cell table:style-name="Table3.A1" office:value-type="string"><text:p text:style-name="P6"/></table:table-cell><table:table-cell table:style-name="Table3.A1" office:value-type="string"><text:p text:style-name="P5">1</text:p></table:table-cell><table:table-cell table:style-name="Table3.A1" office:value-type="string"><text:p text:style-name="P5">2</text:p></table:table-cell><table:table-cell table:style-name="Table3.A1" office:value-type="string"><text:p text:style-name="P5">3</text:p></table:table-cell><table:table-cell table:style-name="Table3.A1" office:value-type="string"><text:p text:style-name="P5">4</text:p></table:table-cell><table:table-cell table:style-name="Table3.A1" office:value-type="string"><text:p text:style-name="P5">5</text:p></table:table-cell><table:table-cell table:style-name="Table3.A1" office:value-type="string"><text:p text:style-name="P5">6</text:p></table:table-cell><table:table-cell table:style-name="Table3.A1" office:value-type="string"><text:p text:style-name="P5">7</text:p></table:table-cell><table:table-cell table:style-name="Table3.I1" office:value-type="string"><text:p text:style-name="P5">8</text:p></table:table-cell></table:table-row><table:table-row table:style-name="Table3.1"><table:table-cell table:style-name="Table3.A1" office:value-type="string"><text:p text:style-name="P5">1</text:p></table:table-cell><table:table-cell table:style-name="Table3.B2" office:value-type="string"><text:p text:style-name="P5">b</text:p></table:table-cell><table:table-cell table:style-name="Table3.C2" office:value-type="string"><text:p text:style-name="P6"/></table:table-cell><table:table-cell table:style-name="Table3.D2" office:value-type="string"><text:p text:style-name="P6"/></table:table-cell><table:table-cell table:style-name="Table3.E2" office:value-type="string"><text:p text:style-name="P6"/></table:table-cell><table:table-cell table:style-name="Table3.F2" office:value-type="string"><text:p text:style-name="P6"/></table:table-cell><table:table-cell table:style-name="Table3.G2" office:value-type="string"><text:p text:style-name="P6"/></table:table-cell><table:table-cell table:style-name="Table3.H2" office:value-type="string"><text:p text:style-name="P6"/></table:table-cell><table:table-cell table:style-name="Table3.I2" office:value-type="string"><text:p text:style-name="P5">r</text:p></table:table-cell></table:table-row><table:table-row table:style-name="Table3.3"><table:table-cell table:style-name="Table3.A1" office:value-type="string"><text:p text:style-name="P5">2</text:p></table:table-cell><table:table-cell table:style-name="Table3.B3" office:value-type="string"><text:p text:style-name="P6"/></table:table-cell><table:table-cell table:style-name="Table3.C3" office:value-type="string"><text:p text:style-name="P5">r</text:p></table:table-cell><table:table-cell table:style-name="Table3.D3" office:value-type="string"><text:p text:style-name="P6"/></table:table-cell><table:table-cell table:style-name="Table3.E3" office:value-type="string"><text:p text:style-name="P6"/></table:table-cell><table:table-cell table:style-name="Table3.F3" office:value-type="string"><text:p text:style-name="P6"/></table:table-cell><table:table-cell table:style-name="Table3.G3" office:value-type="string"><text:p text:style-name="P5">b</text:p></table:table-cell><table:table-cell table:style-name="Table3.H3" office:value-type="string"><text:p text:style-name="P6"/></table:table-cell><table:table-cell table:style-name="Table3.I3" office:value-type="string"><text:p text:style-name="P5">r</text:p></table:table-cell></table:table-row><table:table-row table:style-name="Table3.1"><table:table-cell table:style-name="Table3.A1" office:value-type="string"><text:p text:style-name="P5">3</text:p></table:table-cell><table:table-cell table:style-name="Table3.B4" office:value-type="string"><text:p text:style-name="P6"/></table:table-cell><table:table-cell table:style-name="Table3.C4" office:value-type="string"><text:p text:style-name="P6"/></table:table-cell><table:table-cell table:style-name="Table3.D4" office:value-type="string"><text:p text:style-name="P6"/></table:table-cell><table:table-cell table:style-name="Table3.E4" office:value-type="string"><text:p text:style-name="P5">b</text:p></table:table-cell><table:table-cell table:style-name="Table3.F4" office:value-type="string"><text:p text:style-name="P5">b</text:p></table:table-cell><table:table-cell table:style-name="Table3.G4" office:value-type="string"><text:p text:style-name="P6"/></table:table-cell><table:table-cell table:style-name="Table3.H4" office:value-type="string"><text:p text:style-name="P5">r</text:p></table:table-cell><table:table-cell table:style-name="Table3.I4" office:value-type="string"><text:p text:style-name="P5">b</text:p></table:table-cell></table:table-row><table:table-row table:style-name="Table3.1"><table:table-cell table:style-name="Table3.A1" office:value-type="string"><text:p text:style-name="P5">4</text:p></table:table-cell><table:table-cell table:style-name="Table3.B5" office:value-type="string"><text:p text:style-name="P5">b</text:p></table:table-cell><table:table-cell table:style-name="Table3.C5" office:value-type="string"><text:p text:style-name="P5">b</text:p></table:table-cell><table:table-cell table:style-name="Table3.D5" office:value-type="string"><text:p text:style-name="P6"/></table:table-cell><table:table-cell table:style-name="Table3.E5" office:value-type="string"><text:p text:style-name="P6"/></table:table-cell><table:table-cell table:style-name="Table3.F5" office:value-type="string"><text:p text:style-name="P6"/></table:table-cell><table:table-cell table:style-name="Table3.G5" office:value-type="string"><text:p text:style-name="P5">r</text:p></table:table-cell><table:table-cell table:style-name="Table3.H5" office:value-type="string"><text:p text:style-name="P6"/></table:table-cell><table:table-cell table:style-name="Table3.I5" office:value-type="string"><text:p text:style-name="P6"/></table:table-cell></table:table-row><table:table-row table:style-name="Table3.1"><table:table-cell table:style-name="Table3.A1" office:value-type="string"><text:p text:style-name="P5">5</text:p></table:table-cell><table:table-cell table:style-name="Table3.B6" office:value-type="string"><text:p text:style-name="P6"/></table:table-cell><table:table-cell table:style-name="Table3.C6" office:value-type="string"><text:p text:style-name="P6"/></table:table-cell><table:table-cell table:style-name="Table3.D6" office:value-type="string"><text:p text:style-name="P5">r</text:p></table:table-cell><table:table-cell table:style-name="Table3.E6" office:value-type="string"><text:p text:style-name="P6"/></table:table-cell><table:table-cell table:style-name="Table3.F6" office:value-type="string"><text:p text:style-name="P6"/></table:table-cell><table:table-cell table:style-name="Table3.G6" office:value-type="string"><text:p text:style-name="P6"/></table:table-cell><table:table-cell table:style-name="Table3.H6" office:value-type="string"><text:p text:style-name="P5">b</text:p></table:table-cell><table:table-cell table:style-name="Table3.I6" office:value-type="string"><text:p text:style-name="P6"/></table:table-cell></table:table-row><table:table-row table:style-name="Table3.1"><table:table-cell table:style-name="Table3.A1" office:value-type="string"><text:p text:style-name="P5">6</text:p></table:table-cell><table:table-cell table:style-name="Table3.B7" office:value-type="string"><text:p text:style-name="P6"/></table:table-cell><table:table-cell table:style-name="Table3.C7" office:value-type="string"><text:p text:style-name="P5">b</text:p></table:table-cell><table:table-cell table:style-name="Table3.D7" office:value-type="string"><text:p text:style-name="P6"/></table:table-cell><table:table-cell table:style-name="Table3.E7" office:value-type="string"><text:p text:style-name="P6"/></table:table-cell><table:table-cell table:style-name="Table3.F7" office:value-type="string"><text:p text:style-name="P6"/></table:table-cell><table:table-cell table:style-name="Table3.G7" office:value-type="string"><text:p text:style-name="P5">r</text:p></table:table-cell><table:table-cell table:style-name="Table3.H7" office:value-type="string"><text:p text:style-name="P6"/></table:table-cell><table:table-cell table:style-name="Table3.I7" office:value-type="string"><text:p text:style-name="P6"/></table:table-cell></table:table-row><table:table-row table:style-name="Table3.3"><table:table-cell table:style-name="Table3.A1" office:value-type="string"><text:p text:style-name="P5">7</text:p></table:table-cell><table:table-cell table:style-name="Table3.B8" office:value-type="string"><text:p text:style-name="P5">b</text:p></table:table-cell><table:table-cell table:style-name="Table3.C8" office:value-type="string"><text:p text:style-name="P6"/></table:table-cell><table:table-cell table:style-name="Table3.D8" office:value-type="string"><text:p text:style-name="P5">b</text:p></table:table-cell><table:table-cell table:style-name="Table3.E8" office:value-type="string"><text:p text:style-name="P6"/></table:table-cell><table:table-cell table:style-name="Table3.F8" office:value-type="string"><text:p text:style-name="P5">b</text:p></table:table-cell><table:table-cell table:style-name="Table3.G8" office:value-type="string"><text:p text:style-name="P5">r</text:p></table:table-cell><table:table-cell table:style-name="Table3.H8" office:value-type="string"><text:p text:style-name="P5">r</text:p></table:table-cell><table:table-cell table:style-name="Table3.I8" office:value-type="string"><text:p text:style-name="P5">r</text:p></table:table-cell></table:table-row><table:table-row table:style-name="Table3.9"><table:table-cell table:style-name="Table3.A1" office:value-type="string"><text:p text:style-name="P5">8</text:p></table:table-cell><table:table-cell table:style-name="Table3.B9" office:value-type="string"><text:p text:style-name="P6"/></table:table-cell><table:table-cell table:style-name="Table3.C9" office:value-type="string"><text:p text:style-name="P6"/></table:table-cell><table:table-cell table:style-name="Table3.D9" office:value-type="string"><text:p text:style-name="P5">r</text:p></table:table-cell><table:table-cell table:style-name="Table3.E9" office:value-type="string"><text:p text:style-name="P6"/></table:table-cell><table:table-cell table:style-name="Table3.F9" office:value-type="string"><text:p text:style-name="P6"/></table:table-cell><table:table-cell table:style-name="Table3.G9" office:value-type="string"><text:p text:style-name="P6"/></table:table-cell><table:table-cell table:style-name="Table3.H9" office:value-type="string"><text:p text:style-name="P5">r</text:p></table:table-cell><table:table-cell table:style-name="Table3.I9" office:value-type="string"><text:p text:style-name="P6"/></table:table-cell></table:table-row></table:table></draw:text-box></draw:frame><draw:frame draw:style-name="fr1" draw:name="Frame2" text:anchor-type="paragraph" svg:x="11.949cm" svg:y="0.099cm" svg:width="5.937cm" draw:z-index="1"><draw:text-box fo:min-height="0.058cm"><table:table table:name="Table4" table:style-name="Table4"><table:table-column table:style-name="Table4.A"/><table:table-column table:style-name="Table4.B" table:number-columns-repeated="7"/><table:table-column table:style-name="Table4.I"/><table:table-row table:style-name="Table4.1"><table:table-cell table:style-name="Table4.A1" office:value-type="string"><text:p text:style-name="P6"/></table:table-cell><table:table-cell table:style-name="Table4.A1" office:value-type="string"><text:p text:style-name="P5">1</text:p></table:table-cell><table:table-cell table:style-name="Table4.A1" office:value-type="string"><text:p text:style-name="P5">2</text:p></table:table-cell><table:table-cell table:style-name="Table4.A1" office:value-type="string"><text:p text:style-name="P5">3</text:p></table:table-cell><table:table-cell table:style-name="Table4.A1" office:value-type="string"><text:p text:style-name="P5">4</text:p></table:table-cell><table:table-cell table:style-name="Table4.A1" office:value-type="string"><text:p text:style-name="P5">5</text:p></table:table-cell><table:table-cell table:style-name="Table4.A1" office:value-type="string"><text:p text:style-name="P5">6</text:p></table:table-cell><table:table-cell table:style-name="Table4.A1" office:value-type="string"><text:p text:style-name="P5">7</text:p></table:table-cell><table:table-cell table:style-name="Table4.I1" office:value-type="string"><text:p text:style-name="P5">8</text:p></table:table-cell></table:table-row><table:table-row table:style-name="Table4.1"><table:table-cell table:style-name="Table4.A1" office:value-type="string"><text:p text:style-name="P5">1</text:p></table:table-cell><table:table-cell table:style-name="Table4.B2" office:value-type="string"><text:p text:style-name="P6"/></table:table-cell><table:table-cell table:style-name="Table4.C2" office:value-type="string"><text:p text:style-name="P6"/></table:table-cell><table:table-cell table:style-name="Table4.D2" office:value-type="string"><text:p text:style-name="P6"/></table:table-cell><table:table-cell table:style-name="Table4.E2" office:value-type="string"><text:p text:style-name="P6"/></table:table-cell><table:table-cell table:style-name="Table4.F2" office:value-type="string"><text:p text:style-name="P6"/></table:table-cell><table:table-cell table:style-name="Table4.G2" office:value-type="string"><text:p text:style-name="P6"/></table:table-cell><table:table-cell table:style-name="Table4.H2" office:value-type="string"><text:p text:style-name="P5">r</text:p></table:table-cell><table:table-cell table:style-name="Table4.I2" office:value-type="string"><text:p text:style-name="P6"/></table:table-cell></table:table-row><table:table-row table:style-name="Table4.3"><table:table-cell table:style-name="Table4.A1" office:value-type="string"><text:p text:style-name="P5">2</text:p></table:table-cell><table:table-cell table:style-name="Table4.B3" office:value-type="string"><text:p text:style-name="P6"/></table:table-cell><table:table-cell table:style-name="Table4.C3" office:value-type="string"><text:p text:style-name="P6"/></table:table-cell><table:table-cell table:style-name="Table4.D3" office:value-type="string"><text:p text:style-name="P6"/></table:table-cell><table:table-cell table:style-name="Table4.E3" office:value-type="string"><text:p text:style-name="P6"/></table:table-cell><table:table-cell table:style-name="Table4.F3" office:value-type="string"><text:p text:style-name="P5">b</text:p></table:table-cell><table:table-cell table:style-name="Table4.G3" office:value-type="string"><text:p text:style-name="P5">b</text:p></table:table-cell><table:table-cell table:style-name="Table4.H3" office:value-type="string"><text:p text:style-name="P6"/></table:table-cell><table:table-cell table:style-name="Table4.I3" office:value-type="string"><text:p text:style-name="P5">r</text:p></table:table-cell></table:table-row><table:table-row table:style-name="Table4.1"><table:table-cell table:style-name="Table4.A1" office:value-type="string"><text:p text:style-name="P5">3</text:p></table:table-cell><table:table-cell table:style-name="Table4.B4" office:value-type="string"><text:p text:style-name="P5">b</text:p></table:table-cell><table:table-cell table:style-name="Table4.C4" office:value-type="string"><text:p text:style-name="P5">b</text:p></table:table-cell><table:table-cell table:style-name="Table4.D4" office:value-type="string"><text:p text:style-name="P5">b</text:p></table:table-cell><table:table-cell table:style-name="Table4.E4" office:value-type="string"><text:p text:style-name="P6"/></table:table-cell><table:table-cell table:style-name="Table4.F4" office:value-type="string"><text:p text:style-name="P5">b</text:p></table:table-cell><table:table-cell table:style-name="Table4.G4" office:value-type="string"><text:p text:style-name="P6"/></table:table-cell><table:table-cell table:style-name="Table4.H4" office:value-type="string"><text:p text:style-name="P6"/></table:table-cell><table:table-cell table:style-name="Table4.I4" office:value-type="string"><text:p text:style-name="P5">b</text:p></table:table-cell></table:table-row><table:table-row table:style-name="Table4.1"><table:table-cell table:style-name="Table4.A1" office:value-type="string"><text:p text:style-name="P5">4</text:p></table:table-cell><table:table-cell table:style-name="Table4.B5" office:value-type="string"><text:p text:style-name="P6"/></table:table-cell><table:table-cell table:style-name="Table4.C5" office:value-type="string"><text:p text:style-name="P5">b</text:p></table:table-cell><table:table-cell table:style-name="Table4.D5" office:value-type="string"><text:p text:style-name="P5">b</text:p></table:table-cell><table:table-cell table:style-name="Table4.E5" office:value-type="string"><text:p text:style-name="P5">b</text:p></table:table-cell><table:table-cell table:style-name="Table4.F5" office:value-type="string"><text:p text:style-name="P5">b</text:p></table:table-cell><table:table-cell table:style-name="Table4.G5" office:value-type="string"><text:p text:style-name="P5">r</text:p></table:table-cell><table:table-cell table:style-name="Table4.H5" office:value-type="string"><text:p text:style-name="P6"/></table:table-cell><table:table-cell table:style-name="Table4.I5" office:value-type="string"><text:p text:style-name="P5">b</text:p></table:table-cell></table:table-row><table:table-row table:style-name="Table4.1"><table:table-cell table:style-name="Table4.A1" office:value-type="string"><text:p text:style-name="P5">5</text:p></table:table-cell><table:table-cell table:style-name="Table4.B6" office:value-type="string"><text:p text:style-name="P5">b</text:p></table:table-cell><table:table-cell table:style-name="Table4.C6" office:value-type="string"><text:p text:style-name="P6"/></table:table-cell><table:table-cell table:style-name="Table4.D6" office:value-type="string"><text:p text:style-name="P5">r</text:p></table:table-cell><table:table-cell table:style-name="Table4.E6" office:value-type="string"><text:p text:style-name="P6"/></table:table-cell><table:table-cell table:style-name="Table4.F6" office:value-type="string"><text:p text:style-name="P6"/></table:table-cell><table:table-cell table:style-name="Table4.G6" office:value-type="string"><text:p text:style-name="P5">r</text:p></table:table-cell><table:table-cell table:style-name="Table4.H6" office:value-type="string"><text:p text:style-name="P5">b</text:p></table:table-cell><table:table-cell table:style-name="Table4.I6" office:value-type="string"><text:p text:style-name="P6"/></table:table-cell></table:table-row><table:table-row table:style-name="Table4.1"><table:table-cell table:style-name="Table4.A1" office:value-type="string"><text:p text:style-name="P5">6</text:p></table:table-cell><table:table-cell table:style-name="Table4.B7" office:value-type="string"><text:p text:style-name="P6"/></table:table-cell><table:table-cell table:style-name="Table4.C7" office:value-type="string"><text:p text:style-name="P5">b</text:p></table:table-cell><table:table-cell table:style-name="Table4.D7" office:value-type="string"><text:p text:style-name="P5">b</text:p></table:table-cell><table:table-cell table:style-name="Table4.E7" office:value-type="string"><text:p text:style-name="P5">b</text:p></table:table-cell><table:table-cell table:style-name="Table4.F7" office:value-type="string"><text:p text:style-name="P5">r</text:p></table:table-cell><table:table-cell table:style-name="Table4.G7" office:value-type="string"><text:p text:style-name="P6"/></table:table-cell><table:table-cell table:style-name="Table4.H7" office:value-type="string"><text:p text:style-name="P6"/></table:table-cell><table:table-cell table:style-name="Table4.I7" office:value-type="string"><text:p text:style-name="P5">r</text:p></table:table-cell></table:table-row><table:table-row table:style-name="Table4.3"><table:table-cell table:style-name="Table4.A1" office:value-type="string"><text:p text:style-name="P5">7</text:p></table:table-cell><table:table-cell table:style-name="Table4.B8" office:value-type="string"><text:p text:style-name="P6"/></table:table-cell><table:table-cell table:style-name="Table4.C8" office:value-type="string"><text:p text:style-name="P6"/></table:table-cell><table:table-cell table:style-name="Table4.D8" office:value-type="string"><text:p text:style-name="P5">b</text:p></table:table-cell><table:table-cell table:style-name="Table4.E8" office:value-type="string"><text:p text:style-name="P5">b</text:p></table:table-cell><table:table-cell table:style-name="Table4.F8" office:value-type="string"><text:p text:style-name="P5">b</text:p></table:table-cell><table:table-cell table:style-name="Table4.G8" office:value-type="string"><text:p text:style-name="P6"/></table:table-cell><table:table-cell table:style-name="Table4.H8" office:value-type="string"><text:p text:style-name="P6"/></table:table-cell><table:table-cell table:style-name="Table4.I8" office:value-type="string"><text:p text:style-name="P5">r</text:p></table:table-cell></table:table-row><table:table-row table:style-name="Table4.9"><table:table-cell table:style-name="Table4.A1" office:value-type="string"><text:p text:style-name="P5">8</text:p></table:table-cell><table:table-cell table:style-name="Table4.B9" office:value-type="string"><text:p text:style-name="P6"/></table:table-cell><table:table-cell table:style-name="Table4.C9" office:value-type="string"><text:p text:style-name="P5">b</text:p></table:table-cell><table:table-cell table:style-name="Table4.D9" office:value-type="string"><text:p text:style-name="P6"/></table:table-cell><table:table-cell table:style-name="Table4.E9" office:value-type="string"><text:p text:style-name="P5">b</text:p></table:table-cell><table:table-cell table:style-name="Table4.F9" office:value-type="string"><text:p text:style-name="P6"/></table:table-cell><table:table-cell table:style-name="Table4.G9" office:value-type="string"><text:p text:style-name="P6"/></table:table-cell><table:table-cell table:style-name="Table4.H9" office:value-type="string"><text:p text:style-name="P5">r</text:p></table:table-cell><table:table-cell table:style-name="Table4.I9" office:value-type="string"><text:p text:style-name="P5">r</text:p></table:table-cell></table:table-row></table:table></draw:text-box></draw:frame>Draw the board state after a turn of Conway’s Crank, given the initial board state on the left.</text:p>
      <text:p text:style-name="P3"/>
      <text:p text:style-name="P3"/>
      <text:p text:style-name="P3"/>
      <text:h text:style-name="Heading_20_3" text:outline-level="3">Question 2</text:h>
      <text:p text:style-name="P3"/>
      <text:p text:style-name="Text_20_body">In the box below, write down the Prolog representation for the initial board state given in question 1.</text:p>
      <text:p text:style-name="Text_20_body"/>
      <table:table table:name="Table6" table:style-name="Table6">
        <table:table-column table:style-name="Table6.A"/>
        <table:table-row table:style-name="Table6.1">
          <table:table-cell table:style-name="Table6.A1" office:value-type="string">
            <text:p text:style-name="P38"/>
            <text:p text:style-name="Text_20_body"><draw:frame draw:style-name="fr3" draw:name="Object1" text:anchor-type="as-char" svg:width="11.606cm" svg:height="1.199cm" draw:z-index="2"><draw:object-ole xlink:href="./Object 1" xlink:type="simple" xlink:show="embed" xlink:actuate="onLoad"/><draw:image xlink:href="./ObjectReplacements/Object 1" xlink:type="simple" xlink:show="embed" xlink:actuate="onLoad"/></draw:frame></text:p>
            <text:p text:style-name="Text_20_body"/>
          </table:table-cell>
        </table:table-row>
      </table:table>
      <text:p text:style-name="Text_20_body"/>
      <text:p text:style-name="P3">Use this representation, and the predicate</text:p>
      <text:p text:style-name="P3"/>
      <text:p text:style-name="P3"><text:span text:style-name="T1">next_generation(+BoardState, -NextGenerationBoardState)</text:span> </text:p>
      <text:p text:style-name="P3"/>
      <text:p text:style-name="P3">to check whether your answer for question 1 was correct. If it is, then run another two generations after the one you have written above, and put the resulting board states in the tables below:</text:p>
      <text:p text:style-name="P3"/>
      <text:p text:style-name="P4"><draw:frame draw:style-name="fr2" draw:name="Frame4" text:anchor-type="paragraph" svg:x="11.998cm" svg:y="0.064cm" svg:width="5.937cm" draw:z-index="3"><draw:text-box fo:min-height="0.058cm"><table:table table:name="Table8" table:style-name="Table8"><table:table-column table:style-name="Table8.A"/><table:table-column table:style-name="Table8.B" table:number-columns-repeated="7"/><table:table-column table:style-name="Table8.I"/><table:table-row table:style-name="Table8.1"><table:table-cell table:style-name="Table8.A1" office:value-type="string"><text:p text:style-name="P6"/></table:table-cell><table:table-cell table:style-name="Table8.A1" office:value-type="string"><text:p text:style-name="P5">1</text:p></table:table-cell><table:table-cell table:style-name="Table8.A1" office:value-type="string"><text:p text:style-name="P5">2</text:p></table:table-cell><table:table-cell table:style-name="Table8.A1" office:value-type="string"><text:p text:style-name="P5">3</text:p></table:table-cell><table:table-cell table:style-name="Table8.A1" office:value-type="string"><text:p text:style-name="P5">4</text:p></table:table-cell><table:table-cell table:style-name="Table8.A1" office:value-type="string"><text:p text:style-name="P5">5</text:p></table:table-cell><table:table-cell table:style-name="Table8.A1" office:value-type="string"><text:p text:style-name="P5">6</text:p></table:table-cell><table:table-cell table:style-name="Table8.A1" office:value-type="string"><text:p text:style-name="P5">7</text:p></table:table-cell><table:table-cell table:style-name="Table8.I1" office:value-type="string"><text:p text:style-name="P5">8</text:p></table:table-cell></table:table-row><table:table-row table:style-name="Table8.1"><table:table-cell table:style-name="Table8.A1" office:value-type="string"><text:p text:style-name="P5">1</text:p></table:table-cell><table:table-cell table:style-name="Table8.B2" office:value-type="string"><text:p text:style-name="P6"/></table:table-cell><table:table-cell table:style-name="Table8.C2" office:value-type="string"><text:p text:style-name="P6"/></table:table-cell><table:table-cell table:style-name="Table8.D2" office:value-type="string"><text:p text:style-name="P6"/></table:table-cell><table:table-cell table:style-name="Table8.E2" office:value-type="string"><text:p text:style-name="P6"/></table:table-cell><table:table-cell table:style-name="Table8.F2" office:value-type="string"><text:p text:style-name="P6"/></table:table-cell><table:table-cell table:style-name="Table8.G2" office:value-type="string"><text:p text:style-name="P5">b</text:p></table:table-cell><table:table-cell table:style-name="Table8.H2" office:value-type="string"><text:p text:style-name="P5">r</text:p></table:table-cell><table:table-cell table:style-name="Table8.I2" office:value-type="string"><text:p text:style-name="P6"/></table:table-cell></table:table-row><table:table-row table:style-name="Table8.3"><table:table-cell table:style-name="Table8.A1" office:value-type="string"><text:p text:style-name="P5">2</text:p></table:table-cell><table:table-cell table:style-name="Table8.B3" office:value-type="string"><text:p text:style-name="P6"/></table:table-cell><table:table-cell table:style-name="Table8.C3" office:value-type="string"><text:p text:style-name="P6"/></table:table-cell><table:table-cell table:style-name="Table8.D3" office:value-type="string"><text:p text:style-name="P6"/></table:table-cell><table:table-cell table:style-name="Table8.E3" office:value-type="string"><text:p text:style-name="P6"/></table:table-cell><table:table-cell table:style-name="Table8.F3" office:value-type="string"><text:p text:style-name="P5">b</text:p></table:table-cell><table:table-cell table:style-name="Table8.G3" office:value-type="string"><text:p text:style-name="P5">b</text:p></table:table-cell><table:table-cell table:style-name="Table8.H3" office:value-type="string"><text:p text:style-name="P6"/></table:table-cell><table:table-cell table:style-name="Table8.I3" office:value-type="string"><text:p text:style-name="P5">r</text:p></table:table-cell></table:table-row><table:table-row table:style-name="Table8.1"><table:table-cell table:style-name="Table8.A1" office:value-type="string"><text:p text:style-name="P5">3</text:p></table:table-cell><table:table-cell table:style-name="Table8.B4" office:value-type="string"><text:p text:style-name="P6"/></table:table-cell><table:table-cell table:style-name="Table8.C4" office:value-type="string"><text:p text:style-name="P6"/></table:table-cell><table:table-cell table:style-name="Table8.D4" office:value-type="string"><text:p text:style-name="P6"/></table:table-cell><table:table-cell table:style-name="Table8.E4" office:value-type="string"><text:p text:style-name="P6"/></table:table-cell><table:table-cell table:style-name="Table8.F4" office:value-type="string"><text:p text:style-name="P5">b</text:p></table:table-cell><table:table-cell table:style-name="Table8.G4" office:value-type="string"><text:p text:style-name="P6"/></table:table-cell><table:table-cell table:style-name="Table8.H4" office:value-type="string"><text:p text:style-name="P6"/></table:table-cell><table:table-cell table:style-name="Table8.I4" office:value-type="string"><text:p text:style-name="P5">b</text:p></table:table-cell></table:table-row><table:table-row table:style-name="Table8.1"><table:table-cell table:style-name="Table8.A1" office:value-type="string"><text:p text:style-name="P5">4</text:p></table:table-cell><table:table-cell table:style-name="Table8.B5" office:value-type="string"><text:p text:style-name="P6"/></table:table-cell><table:table-cell table:style-name="Table8.C5" office:value-type="string"><text:p text:style-name="P6"/></table:table-cell><table:table-cell table:style-name="Table8.D5" office:value-type="string"><text:p text:style-name="P6"/></table:table-cell><table:table-cell table:style-name="Table8.E5" office:value-type="string"><text:p text:style-name="P6"/></table:table-cell><table:table-cell table:style-name="Table8.F5" office:value-type="string"><text:p text:style-name="P6"/></table:table-cell><table:table-cell table:style-name="Table8.G5" office:value-type="string"><text:p text:style-name="P6"/></table:table-cell><table:table-cell table:style-name="Table8.H5" office:value-type="string"><text:p text:style-name="P5">b</text:p></table:table-cell><table:table-cell table:style-name="Table8.I5" office:value-type="string"><text:p text:style-name="P5">b</text:p></table:table-cell></table:table-row><table:table-row table:style-name="Table8.1"><table:table-cell table:style-name="Table8.A1" office:value-type="string"><text:p text:style-name="P5">5</text:p></table:table-cell><table:table-cell table:style-name="Table8.B6" office:value-type="string"><text:p text:style-name="P6"/></table:table-cell><table:table-cell table:style-name="Table8.C6" office:value-type="string"><text:p text:style-name="P6"/></table:table-cell><table:table-cell table:style-name="Table8.D6" office:value-type="string"><text:p text:style-name="P6"/></table:table-cell><table:table-cell table:style-name="Table8.E6" office:value-type="string"><text:p text:style-name="P6"/></table:table-cell><table:table-cell table:style-name="Table8.F6" office:value-type="string"><text:p text:style-name="P6"/></table:table-cell><table:table-cell table:style-name="Table8.G6" office:value-type="string"><text:p text:style-name="P6"/></table:table-cell><table:table-cell table:style-name="Table8.H6" office:value-type="string"><text:p text:style-name="P5">b</text:p></table:table-cell><table:table-cell table:style-name="Table8.I6" office:value-type="string"><text:p text:style-name="P5">b</text:p></table:table-cell></table:table-row><table:table-row table:style-name="Table8.1"><table:table-cell table:style-name="Table8.A1" office:value-type="string"><text:p text:style-name="P5">6</text:p></table:table-cell><table:table-cell table:style-name="Table8.B7" office:value-type="string"><text:p text:style-name="P6"/></table:table-cell><table:table-cell table:style-name="Table8.C7" office:value-type="string"><text:p text:style-name="P6"/></table:table-cell><table:table-cell table:style-name="Table8.D7" office:value-type="string"><text:p text:style-name="P6"/></table:table-cell><table:table-cell table:style-name="Table8.E7" office:value-type="string"><text:p text:style-name="P6"/></table:table-cell><table:table-cell table:style-name="Table8.F7" office:value-type="string"><text:p text:style-name="P6"/></table:table-cell><table:table-cell table:style-name="Table8.G7" office:value-type="string"><text:p text:style-name="P6"/></table:table-cell><table:table-cell table:style-name="Table8.H7" office:value-type="string"><text:p text:style-name="P6"/></table:table-cell><table:table-cell table:style-name="Table8.I7" office:value-type="string"><text:p text:style-name="P5">r</text:p></table:table-cell></table:table-row><table:table-row table:style-name="Table8.3"><table:table-cell table:style-name="Table8.A1" office:value-type="string"><text:p text:style-name="P5">7</text:p></table:table-cell><table:table-cell table:style-name="Table8.B8" office:value-type="string"><text:p text:style-name="P6"/></table:table-cell><table:table-cell table:style-name="Table8.C8" office:value-type="string"><text:p text:style-name="P6"/></table:table-cell><table:table-cell table:style-name="Table8.D8" office:value-type="string"><text:p text:style-name="P6"/></table:table-cell><table:table-cell table:style-name="Table8.E8" office:value-type="string"><text:p text:style-name="P6"/></table:table-cell><table:table-cell table:style-name="Table8.F8" office:value-type="string"><text:p text:style-name="P5">b</text:p></table:table-cell><table:table-cell table:style-name="Table8.G8" office:value-type="string"><text:p text:style-name="P5">r</text:p></table:table-cell><table:table-cell table:style-name="Table8.H8" office:value-type="string"><text:p text:style-name="P6"/></table:table-cell><table:table-cell table:style-name="Table8.I8" office:value-type="string"><text:p text:style-name="P5">r</text:p></table:table-cell></table:table-row><table:table-row table:style-name="Table8.9"><table:table-cell table:style-name="Table8.A1" office:value-type="string"><text:p text:style-name="P5">8</text:p></table:table-cell><table:table-cell table:style-name="Table8.B9" office:value-type="string"><text:p text:style-name="P6"/></table:table-cell><table:table-cell table:style-name="Table8.C9" office:value-type="string"><text:p text:style-name="P6"/></table:table-cell><table:table-cell table:style-name="Table8.D9" office:value-type="string"><text:p text:style-name="P6"/></table:table-cell><table:table-cell table:style-name="Table8.E9" office:value-type="string"><text:p text:style-name="P6"/></table:table-cell><table:table-cell table:style-name="Table8.F9" office:value-type="string"><text:p text:style-name="P5">b</text:p></table:table-cell><table:table-cell table:style-name="Table8.G9" office:value-type="string"><text:p text:style-name="P5">r</text:p></table:table-cell><table:table-cell table:style-name="Table8.H9" office:value-type="string"><text:p text:style-name="P5">r</text:p></table:table-cell><table:table-cell table:style-name="Table8.I9" office:value-type="string"><text:p text:style-name="P5">r</text:p></table:table-cell></table:table-row></table:table></draw:text-box></draw:frame><draw:frame draw:style-name="fr1" draw:name="Frame3" text:anchor-type="paragraph" svg:x="2.917cm" svg:y="0.115cm" svg:width="5.937cm" draw:z-index="4"><draw:text-box fo:min-height="0.058cm"><table:table table:name="Table7" table:style-name="Table7"><table:table-column table:style-name="Table7.A"/><table:table-column table:style-name="Table7.B" table:number-columns-repeated="7"/><table:table-column table:style-name="Table7.I"/><table:table-row table:style-name="Table7.1"><table:table-cell table:style-name="Table7.A1" office:value-type="string"><text:p text:style-name="P6"/></table:table-cell><table:table-cell table:style-name="Table7.A1" office:value-type="string"><text:p text:style-name="P5">1</text:p></table:table-cell><table:table-cell table:style-name="Table7.A1" office:value-type="string"><text:p text:style-name="P5">2</text:p></table:table-cell><table:table-cell table:style-name="Table7.A1" office:value-type="string"><text:p text:style-name="P5">3</text:p></table:table-cell><table:table-cell table:style-name="Table7.A1" office:value-type="string"><text:p text:style-name="P5">4</text:p></table:table-cell><table:table-cell table:style-name="Table7.A1" office:value-type="string"><text:p text:style-name="P5">5</text:p></table:table-cell><table:table-cell table:style-name="Table7.A1" office:value-type="string"><text:p text:style-name="P5">6</text:p></table:table-cell><table:table-cell table:style-name="Table7.A1" office:value-type="string"><text:p text:style-name="P5">7</text:p></table:table-cell><table:table-cell table:style-name="Table7.I1" office:value-type="string"><text:p text:style-name="P5">8</text:p></table:table-cell></table:table-row><table:table-row table:style-name="Table7.1"><table:table-cell table:style-name="Table7.A1" office:value-type="string"><text:p text:style-name="P5">1</text:p></table:table-cell><table:table-cell table:style-name="Table7.B2" office:value-type="string"><text:p text:style-name="P6"/></table:table-cell><table:table-cell table:style-name="Table7.C2" office:value-type="string"><text:p text:style-name="P6"/></table:table-cell><table:table-cell table:style-name="Table7.D2" office:value-type="string"><text:p text:style-name="P6"/></table:table-cell><table:table-cell table:style-name="Table7.E2" office:value-type="string"><text:p text:style-name="P6"/></table:table-cell><table:table-cell table:style-name="Table7.F2" office:value-type="string"><text:p text:style-name="P6"/></table:table-cell><table:table-cell table:style-name="Table7.G2" office:value-type="string"><text:p text:style-name="P5">b</text:p></table:table-cell><table:table-cell table:style-name="Table7.H2" office:value-type="string"><text:p text:style-name="P5">r</text:p></table:table-cell><table:table-cell table:style-name="Table7.I2" office:value-type="string"><text:p text:style-name="P6"/></table:table-cell></table:table-row><table:table-row table:style-name="Table7.3"><table:table-cell table:style-name="Table7.A1" office:value-type="string"><text:p text:style-name="P5">2</text:p></table:table-cell><table:table-cell table:style-name="Table7.B3" office:value-type="string"><text:p text:style-name="P6"/></table:table-cell><table:table-cell table:style-name="Table7.C3" office:value-type="string"><text:p text:style-name="P5">b</text:p></table:table-cell><table:table-cell table:style-name="Table7.D3" office:value-type="string"><text:p text:style-name="P6"/></table:table-cell><table:table-cell table:style-name="Table7.E3" office:value-type="string"><text:p text:style-name="P5">b</text:p></table:table-cell><table:table-cell table:style-name="Table7.F3" office:value-type="string"><text:p text:style-name="P5">b</text:p></table:table-cell><table:table-cell table:style-name="Table7.G3" office:value-type="string"><text:p text:style-name="P5">b</text:p></table:table-cell><table:table-cell table:style-name="Table7.H3" office:value-type="string"><text:p text:style-name="P6"/></table:table-cell><table:table-cell table:style-name="Table7.I3" office:value-type="string"><text:p text:style-name="P5">r</text:p></table:table-cell></table:table-row><table:table-row table:style-name="Table7.1"><table:table-cell table:style-name="Table7.A1" office:value-type="string"><text:p text:style-name="P5">3</text:p></table:table-cell><table:table-cell table:style-name="Table7.B4" office:value-type="string"><text:p text:style-name="P5">b</text:p></table:table-cell><table:table-cell table:style-name="Table7.C4" office:value-type="string"><text:p text:style-name="P6"/></table:table-cell><table:table-cell table:style-name="Table7.D4" office:value-type="string"><text:p text:style-name="P6"/></table:table-cell><table:table-cell table:style-name="Table7.E4" office:value-type="string"><text:p text:style-name="P6"/></table:table-cell><table:table-cell table:style-name="Table7.F4" office:value-type="string"><text:p text:style-name="P6"/></table:table-cell><table:table-cell table:style-name="Table7.G4" office:value-type="string"><text:p text:style-name="P6"/></table:table-cell><table:table-cell table:style-name="Table7.H4" office:value-type="string"><text:p text:style-name="P6"/></table:table-cell><table:table-cell table:style-name="Table7.I4" office:value-type="string"><text:p text:style-name="P5">b</text:p></table:table-cell></table:table-row><table:table-row table:style-name="Table7.1"><table:table-cell table:style-name="Table7.A1" office:value-type="string"><text:p text:style-name="P5">4</text:p></table:table-cell><table:table-cell table:style-name="Table7.B5" office:value-type="string"><text:p text:style-name="P6"/></table:table-cell><table:table-cell table:style-name="Table7.C5" office:value-type="string"><text:p text:style-name="P6"/></table:table-cell><table:table-cell table:style-name="Table7.D5" office:value-type="string"><text:p text:style-name="P6"/></table:table-cell><table:table-cell table:style-name="Table7.E5" office:value-type="string"><text:p text:style-name="P6"/></table:table-cell><table:table-cell table:style-name="Table7.F5" office:value-type="string"><text:p text:style-name="P6"/></table:table-cell><table:table-cell table:style-name="Table7.G5" office:value-type="string"><text:p text:style-name="P6"/></table:table-cell><table:table-cell table:style-name="Table7.H5" office:value-type="string"><text:p text:style-name="P6"/></table:table-cell><table:table-cell table:style-name="Table7.I5" office:value-type="string"><text:p text:style-name="P5">b</text:p></table:table-cell></table:table-row><table:table-row table:style-name="Table7.1"><table:table-cell table:style-name="Table7.A1" office:value-type="string"><text:p text:style-name="P5">5</text:p></table:table-cell><table:table-cell table:style-name="Table7.B6" office:value-type="string"><text:p text:style-name="P5">b</text:p></table:table-cell><table:table-cell table:style-name="Table7.C6" office:value-type="string"><text:p text:style-name="P6"/></table:table-cell><table:table-cell table:style-name="Table7.D6" office:value-type="string"><text:p text:style-name="P6"/></table:table-cell><table:table-cell table:style-name="Table7.E6" office:value-type="string"><text:p text:style-name="P6"/></table:table-cell><table:table-cell table:style-name="Table7.F6" office:value-type="string"><text:p text:style-name="P6"/></table:table-cell><table:table-cell table:style-name="Table7.G6" office:value-type="string"><text:p text:style-name="P6"/></table:table-cell><table:table-cell table:style-name="Table7.H6" office:value-type="string"><text:p text:style-name="P6"/></table:table-cell><table:table-cell table:style-name="Table7.I6" office:value-type="string"><text:p text:style-name="P5">b</text:p></table:table-cell></table:table-row><table:table-row table:style-name="Table7.1"><table:table-cell table:style-name="Table7.A1" office:value-type="string"><text:p text:style-name="P5">6</text:p></table:table-cell><table:table-cell table:style-name="Table7.B7" office:value-type="string"><text:p text:style-name="P6"/></table:table-cell><table:table-cell table:style-name="Table7.C7" office:value-type="string"><text:p text:style-name="P6"/></table:table-cell><table:table-cell table:style-name="Table7.D7" office:value-type="string"><text:p text:style-name="P6"/></table:table-cell><table:table-cell table:style-name="Table7.E7" office:value-type="string"><text:p text:style-name="P6"/></table:table-cell><table:table-cell table:style-name="Table7.F7" office:value-type="string"><text:p text:style-name="P6"/></table:table-cell><table:table-cell table:style-name="Table7.G7" office:value-type="string"><text:p text:style-name="P6"/></table:table-cell><table:table-cell table:style-name="Table7.H7" office:value-type="string"><text:p text:style-name="P6"/></table:table-cell><table:table-cell table:style-name="Table7.I7" office:value-type="string"><text:p text:style-name="P5">r</text:p></table:table-cell></table:table-row><table:table-row table:style-name="Table7.3"><table:table-cell table:style-name="Table7.A1" office:value-type="string"><text:p text:style-name="P5">7</text:p></table:table-cell><table:table-cell table:style-name="Table7.B8" office:value-type="string"><text:p text:style-name="P6"/></table:table-cell><table:table-cell table:style-name="Table7.C8" office:value-type="string"><text:p text:style-name="P6"/></table:table-cell><table:table-cell table:style-name="Table7.D8" office:value-type="string"><text:p text:style-name="P6"/></table:table-cell><table:table-cell table:style-name="Table7.E8" office:value-type="string"><text:p text:style-name="P6"/></table:table-cell><table:table-cell table:style-name="Table7.F8" office:value-type="string"><text:p text:style-name="P6"/></table:table-cell><table:table-cell table:style-name="Table7.G8" office:value-type="string"><text:p text:style-name="P5">r</text:p></table:table-cell><table:table-cell table:style-name="Table7.H8" office:value-type="string"><text:p text:style-name="P6"/></table:table-cell><table:table-cell table:style-name="Table7.I8" office:value-type="string"><text:p text:style-name="P5">r</text:p></table:table-cell></table:table-row><table:table-row table:style-name="Table7.9"><table:table-cell table:style-name="Table7.A1" office:value-type="string"><text:p text:style-name="P5">8</text:p></table:table-cell><table:table-cell table:style-name="Table7.B9" office:value-type="string"><text:p text:style-name="P6"/></table:table-cell><table:table-cell table:style-name="Table7.C9" office:value-type="string"><text:p text:style-name="P6"/></table:table-cell><table:table-cell table:style-name="Table7.D9" office:value-type="string"><text:p text:style-name="P6"/></table:table-cell><table:table-cell table:style-name="Table7.E9" office:value-type="string"><text:p text:style-name="P5">b</text:p></table:table-cell><table:table-cell table:style-name="Table7.F9" office:value-type="string"><text:p text:style-name="P5">b</text:p></table:table-cell><table:table-cell table:style-name="Table7.G9" office:value-type="string"><text:p text:style-name="P6"/></table:table-cell><table:table-cell table:style-name="Table7.H9" office:value-type="string"><text:p text:style-name="P5">r</text:p></table:table-cell><table:table-cell table:style-name="Table7.I9" office:value-type="string"><text:p text:style-name="P5">r</text:p></table:table-cell></table:table-row></table:table></draw:text-box></draw:frame>3<text:span text:style-name="T2">rd</text:span> Generation: <text:s/>4<text:span text:style-name="T2">th</text:span> Generation:</text:p>
      <text:p text:style-name="P3"/>
      <text:p text:style-name="P3"/>
      <text:p text:style-name="P3"/>
      <text:p text:style-name="P3"/>
      <text:p text:style-name="P3"/>
      <text:p text:style-name="P3"/>
      <text:h text:style-name="Heading_20_3" text:outline-level="3"><text:soft-page-break/>Question 3</text:h>
      <text:p text:style-name="Standard"/>
      <text:p text:style-name="Standard">In a Prolog shell, load the file <text:span text:style-name="T1">war_of_life.pl</text:span> and run this query:</text:p>
      <text:p text:style-name="Standard"/>
      <text:p text:style-name="P5">play(verbose, random, random, NumMoves, WinningPlayer).</text:p>
      <text:p text:style-name="Standard"/>
      <text:p text:style-name="P4">Use the <text:span text:style-name="T1">test_strategy/3</text:span> predicate to run the game 1000 times, with both players moving pieces randomly. Record the results in this box:</text:p>
      <text:p text:style-name="P3"/>
      <table:table table:name="Table9" table:style-name="Table9">
        <table:table-column table:style-name="Table9.A"/>
        <table:table-column table:style-name="Table9.B"/>
        <table:table-row table:style-name="Table9.1">
          <table:table-cell table:style-name="Table9.A1" office:value-type="string">
            <text:p text:style-name="Standard">Number of draws</text:p>
          </table:table-cell>
          <table:table-cell table:style-name="Table9.B1" office:value-type="string">
            <text:p text:style-name="P7">50</text:p>
          </table:table-cell>
        </table:table-row>
        <table:table-row table:style-name="Table9.1">
          <table:table-cell table:style-name="Table9.A1" office:value-type="string">
            <text:p text:style-name="Standard">Number of wins for player 1 (blue)</text:p>
          </table:table-cell>
          <table:table-cell table:style-name="Table9.B1" office:value-type="string">
            <text:p text:style-name="P7">477</text:p>
          </table:table-cell>
        </table:table-row>
        <table:table-row table:style-name="Table9.1">
          <table:table-cell table:style-name="Table9.A1" office:value-type="string">
            <text:p text:style-name="Standard">Number of wins for player 2 (red)</text:p>
          </table:table-cell>
          <table:table-cell table:style-name="Table9.B1" office:value-type="string">
            <text:p text:style-name="P7">473</text:p>
          </table:table-cell>
        </table:table-row>
        <table:table-row table:style-name="Table9.1">
          <table:table-cell table:style-name="Table9.A1" office:value-type="string">
            <text:p text:style-name="Standard">Longest (non-exhaustive) game</text:p>
          </table:table-cell>
          <table:table-cell table:style-name="Table9.B1" office:value-type="string">
            <text:p text:style-name="P7">42</text:p>
          </table:table-cell>
        </table:table-row>
        <table:table-row table:style-name="Table9.1">
          <table:table-cell table:style-name="Table9.A1" office:value-type="string">
            <text:p text:style-name="Standard">Shortest game</text:p>
          </table:table-cell>
          <table:table-cell table:style-name="Table9.B1" office:value-type="string">
            <text:p text:style-name="P7">2</text:p>
          </table:table-cell>
        </table:table-row>
        <table:table-row table:style-name="Table9.1">
          <table:table-cell table:style-name="Table9.A1" office:value-type="string">
            <text:p text:style-name="Standard">Average game length (including exhaustives) </text:p>
          </table:table-cell>
          <table:table-cell table:style-name="Table9.B1" office:value-type="string">
            <text:p text:style-name="P7">11</text:p>
          </table:table-cell>
        </table:table-row>
        <table:table-row table:style-name="Table9.1">
          <table:table-cell table:style-name="Table9.A1" office:value-type="string">
            <text:p text:style-name="Standard">Average game time <text:span text:style-name="T4">(sec)</text:span></text:p>
          </table:table-cell>
          <table:table-cell table:style-name="Table9.B1" office:value-type="string">
            <text:p text:style-name="P7">0.019</text:p>
          </table:table-cell>
        </table:table-row>
      </table:table>
      <text:h text:style-name="P49" text:outline-level="3"/>
      <text:h text:style-name="P49" text:outline-level="3">Question 4</text:h>
      <text:p text:style-name="P3">Does it look like there is any advantage to playing first if both players choose moves randomly? Answer in the space below.</text:p>
      <text:p text:style-name="P3"/>
      <text:p text:style-name="P46"><text:span text:style-name="T23">No, it does not. Even if a player goes first, his moves are still random and he could end up making worse moves than the other player or vice versa. In the long run, statistically both players should be winning about the same number of times and this indeed happens in our result.</text:span></text:p>
      <text:p text:style-name="P45"/>
      <text:p text:style-name="P35"/>
      <text:h text:style-name="Heading_20_3" text:outline-level="3">Question <text:span text:style-name="T3">5</text:span></text:h>
      <text:p text:style-name="Standard"/>
      <text:p text:style-name="Text_20_body">We want to know which, if any, strategy is the best for playing this game, and we’ll do this by using a tournament. Play as many games as time will allow for each pairing of strategies, and fill in the table over the page.</text:p>
      <text:p text:style-name="Text_20_body"/>
      <table:table table:name="Table10" table:style-name="Table10">
        <table:table-column table:style-name="Table10.A" table:number-columns-repeated="2"/>
        <table:table-column table:style-name="Table10.C" table:number-columns-repeated="4"/>
        <table:table-column table:style-name="Table10.G"/>
        <table:table-column table:style-name="Table10.H"/>
        <table:table-row table:style-name="Table10.1">
          <table:table-cell table:style-name="Table10.A1" office:value-type="string">
            <text:p text:style-name="P3">P1 strategy</text:p>
          </table:table-cell>
          <table:table-cell table:style-name="Table10.A1" office:value-type="string">
            <text:p text:style-name="P3">P2 strategy</text:p>
          </table:table-cell>
          <table:table-cell table:style-name="Table10.A1" office:value-type="string">
            <text:p text:style-name="P3">Games</text:p>
            <text:p text:style-name="P3">Played</text:p>
          </table:table-cell>
          <table:table-cell table:style-name="Table10.A1" office:value-type="string">
            <text:p text:style-name="P3">P1 wins</text:p>
          </table:table-cell>
          <table:table-cell table:style-name="Table10.A1" office:value-type="string">
            <text:p text:style-name="P3">P2 wins</text:p>
          </table:table-cell>
          <table:table-cell table:style-name="Table10.A1" office:value-type="string">
            <text:p text:style-name="P3">Draws</text:p>
          </table:table-cell>
          <table:table-cell table:style-name="Table10.A1" office:value-type="string">
            <text:p text:style-name="P3">Av. Game length</text:p>
            <text:p text:style-name="P36">(moves)</text:p>
          </table:table-cell>
          <table:table-cell table:style-name="Table10.H1" office:value-type="string">
            <text:p text:style-name="P3">Av. Game Time (<text:span text:style-name="T5">seconds</text:span>)</text:p>
          </table:table-cell>
        </table:table-row>
        <table:table-row table:style-name="Table10.1">
          <table:table-cell table:style-name="Table10.A2" office:value-type="string">
            <text:p text:style-name="P3">Random</text:p>
          </table:table-cell>
          <table:table-cell table:style-name="Table10.B2" office:value-type="string">
            <text:p text:style-name="P3">Random</text:p>
          </table:table-cell>
          <table:table-cell table:style-name="Table10.C2" office:value-type="string">
            <text:p text:style-name="P13">1000</text:p>
          </table:table-cell>
          <table:table-cell table:style-name="Table10.D2" office:value-type="string">
            <text:p text:style-name="P14">487</text:p>
          </table:table-cell>
          <table:table-cell table:style-name="Table10.E2" office:value-type="string">
            <text:p text:style-name="P11"><text:span text:style-name="T5">4</text:span><text:span text:style-name="T6">62</text:span></text:p>
          </table:table-cell>
          <table:table-cell table:style-name="Table10.F2" office:value-type="string">
            <text:p text:style-name="P14">51</text:p>
          </table:table-cell>
          <table:table-cell table:style-name="Table10.G2" office:value-type="string">
            <text:p text:style-name="P15">11</text:p>
          </table:table-cell>
          <table:table-cell table:style-name="Table10.H2" office:value-type="string">
            <text:p text:style-name="P11"><text:span text:style-name="T5">0.01</text:span><text:span text:style-name="T6">3</text:span></text:p>
          </table:table-cell>
        </table:table-row>
        <table:table-row table:style-name="Table10.1">
          <table:table-cell table:style-name="Table10.A3" office:value-type="string">
            <text:p text:style-name="P3">Random</text:p>
          </table:table-cell>
          <table:table-cell table:style-name="Table10.B3" office:value-type="string">
            <text:p text:style-name="P3">Bloodlust</text:p>
          </table:table-cell>
          <table:table-cell table:style-name="Table10.C3" office:value-type="string">
            <text:p text:style-name="P12"><text:span text:style-name="T6">100</text:span><text:span text:style-name="T11">0</text:span></text:p>
          </table:table-cell>
          <table:table-cell table:style-name="Table10.D3" office:value-type="string">
            <text:p text:style-name="P16">188</text:p>
          </table:table-cell>
          <table:table-cell table:style-name="Table10.E3" office:value-type="string">
            <text:p text:style-name="P16">748</text:p>
          </table:table-cell>
          <table:table-cell table:style-name="Table10.F3" office:value-type="string">
            <text:p text:style-name="P16">64</text:p>
          </table:table-cell>
          <table:table-cell table:style-name="Table10.G3" office:value-type="string">
            <text:p text:style-name="P16">7</text:p>
          </table:table-cell>
          <table:table-cell table:style-name="Table10.H3" office:value-type="string">
            <text:p text:style-name="P16">0.153</text:p>
          </table:table-cell>
        </table:table-row>
        <table:table-row table:style-name="Table10.1">
          <table:table-cell table:style-name="Table10.A4" office:value-type="string">
            <text:p text:style-name="P3">Random</text:p>
          </table:table-cell>
          <table:table-cell table:style-name="Table10.B4" office:value-type="string">
            <text:p text:style-name="P3">Self Preservation</text:p>
          </table:table-cell>
          <table:table-cell table:style-name="Table10.C4" office:value-type="string">
            <text:p text:style-name="P10"><text:span text:style-name="T7">100</text:span><text:span text:style-name="T11">0</text:span></text:p>
          </table:table-cell>
          <table:table-cell table:style-name="Table10.D4" office:value-type="string">
            <text:p text:style-name="P16">130</text:p>
          </table:table-cell>
          <table:table-cell table:style-name="Table10.E4" office:value-type="string">
            <text:p text:style-name="P16">856</text:p>
          </table:table-cell>
          <table:table-cell table:style-name="Table10.F4" office:value-type="string">
            <text:p text:style-name="P16">14</text:p>
          </table:table-cell>
          <table:table-cell table:style-name="Table10.G4" office:value-type="string">
            <text:p text:style-name="P16">14</text:p>
          </table:table-cell>
          <table:table-cell table:style-name="Table10.H4" office:value-type="string">
            <text:p text:style-name="P16">0.320</text:p>
          </table:table-cell>
        </table:table-row>
        <table:table-row table:style-name="Table10.1">
          <table:table-cell table:style-name="Table10.A5" office:value-type="string">
            <text:p text:style-name="P3">Random</text:p>
          </table:table-cell>
          <table:table-cell table:style-name="Table10.B5" office:value-type="string">
            <text:p text:style-name="P3">Land Grab</text:p>
          </table:table-cell>
          <table:table-cell table:style-name="Table10.C5" office:value-type="string">
            <text:p text:style-name="P10"><text:span text:style-name="T7">100</text:span><text:span text:style-name="T11">0</text:span></text:p>
          </table:table-cell>
          <table:table-cell table:style-name="Table10.D5" office:value-type="string">
            <text:p text:style-name="P16">60</text:p>
          </table:table-cell>
          <table:table-cell table:style-name="Table10.E5" office:value-type="string">
            <text:p text:style-name="P16">932</text:p>
          </table:table-cell>
          <table:table-cell table:style-name="Table10.F5" office:value-type="string">
            <text:p text:style-name="P16">8</text:p>
          </table:table-cell>
          <table:table-cell table:style-name="Table10.G5" office:value-type="string">
            <text:p text:style-name="P16">10</text:p>
          </table:table-cell>
          <table:table-cell table:style-name="Table10.H5" office:value-type="string">
            <text:p text:style-name="P10"><text:span text:style-name="T7">0.26</text:span><text:span text:style-name="T11">2</text:span></text:p>
          </table:table-cell>
        </table:table-row>
        <table:table-row table:style-name="Table10.1">
          <table:table-cell table:style-name="Table10.A6" office:value-type="string">
            <text:p text:style-name="P3">Random</text:p>
          </table:table-cell>
          <table:table-cell table:style-name="Table10.B6" office:value-type="string">
            <text:p text:style-name="P3">Minimax</text:p>
          </table:table-cell>
          <table:table-cell table:style-name="Table10.C6" office:value-type="string">
            <text:p text:style-name="P17">100</text:p>
          </table:table-cell>
          <table:table-cell table:style-name="Table10.D6" office:value-type="string">
            <text:p text:style-name="P17">1</text:p>
          </table:table-cell>
          <table:table-cell table:style-name="Table10.E6" office:value-type="string">
            <text:p text:style-name="P17">83</text:p>
          </table:table-cell>
          <table:table-cell table:style-name="Table10.F6" office:value-type="string">
            <text:p text:style-name="P17">16</text:p>
          </table:table-cell>
          <table:table-cell table:style-name="Table10.G6" office:value-type="string">
            <text:p text:style-name="P17">10</text:p>
          </table:table-cell>
          <table:table-cell table:style-name="Table10.H6" office:value-type="string">
            <text:p text:style-name="P17">7.915</text:p>
          </table:table-cell>
        </table:table-row>
        <table:table-row table:style-name="Table10.1">
          <table:table-cell table:style-name="Table10.A7" office:value-type="string">
            <text:p text:style-name="P3">Bloodlust</text:p>
          </table:table-cell>
          <table:table-cell table:style-name="Table10.B7" office:value-type="string">
            <text:p text:style-name="P3">Random</text:p>
          </table:table-cell>
          <table:table-cell table:style-name="Table10.C7" office:value-type="string">
            <text:p text:style-name="P9"><text:span text:style-name="T8">100</text:span><text:span text:style-name="T10">0</text:span></text:p>
          </table:table-cell>
          <table:table-cell table:style-name="Table10.D7" office:value-type="string">
            <text:p text:style-name="P9"><text:span text:style-name="T8">8</text:span><text:span text:style-name="T10">08</text:span></text:p>
          </table:table-cell>
          <table:table-cell table:style-name="Table10.E7" office:value-type="string">
            <text:p text:style-name="P18">137</text:p>
          </table:table-cell>
          <table:table-cell table:style-name="Table10.F7" office:value-type="string">
            <text:p text:style-name="P18">55</text:p>
          </table:table-cell>
          <table:table-cell table:style-name="Table10.G7" office:value-type="string">
            <text:p text:style-name="P18">6</text:p>
          </table:table-cell>
          <table:table-cell table:style-name="Table10.H7" office:value-type="string">
            <text:p text:style-name="P18">0.183</text:p>
          </table:table-cell>
        </table:table-row>
        <table:table-row table:style-name="Table10.1">
          <table:table-cell table:style-name="Table10.A8" office:value-type="string">
            <text:p text:style-name="P3">Bloodlust</text:p>
          </table:table-cell>
          <table:table-cell table:style-name="Table10.B8" office:value-type="string">
            <text:p text:style-name="P3">Bloodlust</text:p>
          </table:table-cell>
          <table:table-cell table:style-name="Table10.C8" office:value-type="string">
            <text:p text:style-name="P9"><text:span text:style-name="T8">100</text:span><text:span text:style-name="T9">0</text:span></text:p>
          </table:table-cell>
          <table:table-cell table:style-name="Table10.D8" office:value-type="string">
            <text:p text:style-name="P19">519</text:p>
          </table:table-cell>
          <table:table-cell table:style-name="Table10.E8" office:value-type="string">
            <text:p text:style-name="P19">392</text:p>
          </table:table-cell>
          <table:table-cell table:style-name="Table10.F8" office:value-type="string">
            <text:p text:style-name="P19">89</text:p>
          </table:table-cell>
          <table:table-cell table:style-name="Table10.G8" office:value-type="string">
            <text:p text:style-name="P19">7</text:p>
          </table:table-cell>
          <table:table-cell table:style-name="Table10.H8" office:value-type="string">
            <text:p text:style-name="P19">0.250</text:p>
          </table:table-cell>
        </table:table-row>
        <table:table-row table:style-name="Table10.1">
          <table:table-cell table:style-name="Table10.A9" office:value-type="string">
            <text:p text:style-name="P3">Bloodlust</text:p>
          </table:table-cell>
          <table:table-cell table:style-name="Table10.B9" office:value-type="string">
            <text:p text:style-name="P3">Self Preservation</text:p>
          </table:table-cell>
          <table:table-cell table:style-name="Table10.C9" office:value-type="string">
            <text:p text:style-name="P9"><text:span text:style-name="T8">100</text:span><text:span text:style-name="T10">0</text:span></text:p>
          </table:table-cell>
          <table:table-cell table:style-name="Table10.D9" office:value-type="string">
            <text:p text:style-name="P18">497</text:p>
          </table:table-cell>
          <table:table-cell table:style-name="Table10.E9" office:value-type="string">
            <text:p text:style-name="P18">445</text:p>
          </table:table-cell>
          <table:table-cell table:style-name="Table10.F9" office:value-type="string">
            <text:p text:style-name="P18">58</text:p>
          </table:table-cell>
          <table:table-cell table:style-name="Table10.G9" office:value-type="string">
            <text:p text:style-name="P18">11</text:p>
          </table:table-cell>
          <table:table-cell table:style-name="Table10.H9" office:value-type="string">
            <text:p text:style-name="P9"><text:span text:style-name="T8">0.3</text:span><text:span text:style-name="T10">86</text:span></text:p>
          </table:table-cell>
        </table:table-row>
        <table:table-row table:style-name="Table10.1">
          <table:table-cell table:style-name="Table10.A10" office:value-type="string">
            <text:p text:style-name="P3">Bloodlust</text:p>
          </table:table-cell>
          <table:table-cell table:style-name="Table10.B10" office:value-type="string">
            <text:p text:style-name="P3">Land Grab</text:p>
          </table:table-cell>
          <table:table-cell table:style-name="Table10.C10" office:value-type="string">
            <text:p text:style-name="P9"><text:span text:style-name="T8">100</text:span><text:span text:style-name="T11">0</text:span></text:p>
          </table:table-cell>
          <table:table-cell table:style-name="Table10.D10" office:value-type="string">
            <text:p text:style-name="P16">365</text:p>
          </table:table-cell>
          <table:table-cell table:style-name="Table10.E10" office:value-type="string">
            <text:p text:style-name="P16">580</text:p>
          </table:table-cell>
          <table:table-cell table:style-name="Table10.F10" office:value-type="string">
            <text:p text:style-name="P16">55</text:p>
          </table:table-cell>
          <table:table-cell table:style-name="Table10.G10" office:value-type="string">
            <text:p text:style-name="P16">10</text:p>
          </table:table-cell>
          <table:table-cell table:style-name="Table10.H10" office:value-type="string">
            <text:p text:style-name="P16">0.362</text:p>
          </table:table-cell>
        </table:table-row>
        <table:table-row table:style-name="Table10.1">
          <table:table-cell table:style-name="Table10.A11" office:value-type="string">
            <text:p text:style-name="P3">Bloodlust</text:p>
          </table:table-cell>
          <table:table-cell table:style-name="Table10.B11" office:value-type="string">
            <text:p text:style-name="P3">Minimax</text:p>
          </table:table-cell>
          <table:table-cell table:style-name="Table10.C11" office:value-type="string">
            <text:p text:style-name="P19">100</text:p>
          </table:table-cell>
          <table:table-cell table:style-name="Table10.D11" office:value-type="string">
            <text:p text:style-name="P19">1<text:span text:style-name="T20">6</text:span></text:p>
          </table:table-cell>
          <table:table-cell table:style-name="Table10.E11" office:value-type="string">
            <text:p text:style-name="P41">73</text:p>
          </table:table-cell>
          <table:table-cell table:style-name="Table10.F11" office:value-type="string">
            <text:p text:style-name="P41">11</text:p>
          </table:table-cell>
          <table:table-cell table:style-name="Table10.G11" office:value-type="string">
            <text:p text:style-name="P41">9</text:p>
          </table:table-cell>
          <table:table-cell table:style-name="Table10.H11" office:value-type="string">
            <text:p text:style-name="P41">5.837</text:p>
          </table:table-cell>
        </table:table-row>
        <table:table-row table:style-name="Table10.1">
          <table:table-cell table:style-name="Table10.A12" office:value-type="string">
            <text:p text:style-name="P3">Self Preservation</text:p>
          </table:table-cell>
          <table:table-cell table:style-name="Table10.B12" office:value-type="string">
            <text:p text:style-name="P3">Random</text:p>
          </table:table-cell>
          <table:table-cell table:style-name="Table10.C12" office:value-type="string">
            <text:p text:style-name="P20">1000</text:p>
          </table:table-cell>
          <table:table-cell table:style-name="Table10.D12" office:value-type="string">
            <text:p text:style-name="P8"><text:span text:style-name="T12">8</text:span><text:span text:style-name="T13">6</text:span><text:span text:style-name="T14">7</text:span></text:p>
          </table:table-cell>
          <table:table-cell table:style-name="Table10.E12" office:value-type="string">
            <text:p text:style-name="P21">119</text:p>
          </table:table-cell>
          <table:table-cell table:style-name="Table10.F12" office:value-type="string">
            <text:p text:style-name="P22">14</text:p>
          </table:table-cell>
          <table:table-cell table:style-name="Table10.G12" office:value-type="string">
            <text:p text:style-name="P8"><text:span text:style-name="T12">1</text:span><text:span text:style-name="T15">4</text:span></text:p>
          </table:table-cell>
          <table:table-cell table:style-name="Table10.H12" office:value-type="string">
            <text:p text:style-name="P8"><text:span text:style-name="T12">0.3</text:span><text:span text:style-name="T15">31</text:span></text:p>
          </table:table-cell>
        </table:table-row>
        <table:table-row table:style-name="Table10.1">
          <table:table-cell table:style-name="Table10.A13" office:value-type="string">
            <text:p text:style-name="P3">Self Preservation</text:p>
          </table:table-cell>
          <table:table-cell table:style-name="Table10.B13" office:value-type="string">
            <text:p text:style-name="P3">Bloodlust</text:p>
          </table:table-cell>
          <table:table-cell table:style-name="Table10.C13" office:value-type="string">
            <text:p text:style-name="P20">1000</text:p>
          </table:table-cell>
          <table:table-cell table:style-name="Table10.D13" office:value-type="string">
            <text:p text:style-name="P23">519</text:p>
          </table:table-cell>
          <table:table-cell table:style-name="Table10.E13" office:value-type="string">
            <text:p text:style-name="P23">436</text:p>
          </table:table-cell>
          <table:table-cell table:style-name="Table10.F13" office:value-type="string">
            <text:p text:style-name="P23">45</text:p>
          </table:table-cell>
          <table:table-cell table:style-name="Table10.G13" office:value-type="string">
            <text:p text:style-name="P23">12</text:p>
          </table:table-cell>
          <table:table-cell table:style-name="Table10.H13" office:value-type="string">
            <text:p text:style-name="P23">0.408</text:p>
          </table:table-cell>
        </table:table-row>
        <table:table-row table:style-name="Table10.1">
          <table:table-cell table:style-name="Table10.A14" office:value-type="string">
            <text:p text:style-name="P3">Self Preservation</text:p>
          </table:table-cell>
          <table:table-cell table:style-name="Table10.B14" office:value-type="string">
            <text:p text:style-name="P3">Self Preservation</text:p>
          </table:table-cell>
          <table:table-cell table:style-name="Table10.C14" office:value-type="string">
            <text:p text:style-name="P20">1000</text:p>
          </table:table-cell>
          <table:table-cell table:style-name="Table10.D14" office:value-type="string">
            <text:p text:style-name="P24">498</text:p>
          </table:table-cell>
          <table:table-cell table:style-name="Table10.E14" office:value-type="string">
            <text:p text:style-name="P8"><text:span text:style-name="T12">49</text:span><text:span text:style-name="T13">2</text:span></text:p>
          </table:table-cell>
          <table:table-cell table:style-name="Table10.F14" office:value-type="string">
            <text:p text:style-name="P20">10</text:p>
          </table:table-cell>
          <table:table-cell table:style-name="Table10.G14" office:value-type="string">
            <text:p text:style-name="P8"><text:span text:style-name="T12">4</text:span><text:span text:style-name="T17">6</text:span></text:p>
          </table:table-cell>
          <table:table-cell table:style-name="Table10.H14" office:value-type="string">
            <text:p text:style-name="P8"><text:span text:style-name="T12">1.9</text:span><text:span text:style-name="T17">56</text:span></text:p>
          </table:table-cell>
        </table:table-row>
        <table:table-row table:style-name="Table10.1">
          <table:table-cell table:style-name="Table10.A15" office:value-type="string">
            <text:p text:style-name="P3">Self Preservation</text:p>
          </table:table-cell>
          <table:table-cell table:style-name="Table10.B15" office:value-type="string">
            <text:p text:style-name="P3">Land Grab</text:p>
          </table:table-cell>
          <table:table-cell table:style-name="Table10.C15" office:value-type="string">
            <text:p text:style-name="P20">1000</text:p>
          </table:table-cell>
          <table:table-cell table:style-name="Table10.D15" office:value-type="string">
            <text:p text:style-name="P25">201</text:p>
          </table:table-cell>
          <table:table-cell table:style-name="Table10.E15" office:value-type="string">
            <text:p text:style-name="P25">782</text:p>
          </table:table-cell>
          <table:table-cell table:style-name="Table10.F15" office:value-type="string">
            <text:p text:style-name="P25">17</text:p>
          </table:table-cell>
          <table:table-cell table:style-name="Table10.G15" office:value-type="string">
            <text:p text:style-name="P25">28</text:p>
          </table:table-cell>
          <table:table-cell table:style-name="Table10.H15" office:value-type="string">
            <text:p text:style-name="P8"><text:span text:style-name="T12">1.</text:span><text:span text:style-name="T16">123</text:span></text:p>
          </table:table-cell>
        </table:table-row>
        <table:table-row table:style-name="Table10.1">
          <table:table-cell table:style-name="Table10.A16" office:value-type="string">
            <text:p text:style-name="P3">Self Preservation</text:p>
          </table:table-cell>
          <table:table-cell table:style-name="Table10.B16" office:value-type="string">
            <text:p text:style-name="P3">Minimax</text:p>
          </table:table-cell>
          <table:table-cell table:style-name="Table10.C16" office:value-type="string">
            <text:p text:style-name="P20">100</text:p>
          </table:table-cell>
          <table:table-cell table:style-name="Table10.D16" office:value-type="string">
            <text:p text:style-name="P20">4</text:p>
          </table:table-cell>
          <table:table-cell table:style-name="Table10.E16" office:value-type="string">
            <text:p text:style-name="P20">56</text:p>
          </table:table-cell>
          <table:table-cell table:style-name="Table10.F16" office:value-type="string">
            <text:p text:style-name="P20">40</text:p>
          </table:table-cell>
          <table:table-cell table:style-name="Table10.G16" office:value-type="string">
            <text:p text:style-name="P20">21</text:p>
          </table:table-cell>
          <table:table-cell table:style-name="Table10.H16" office:value-type="string">
            <text:p text:style-name="P20">17.431</text:p>
          </table:table-cell>
        </table:table-row>
        <table:table-row table:style-name="Table10.1">
          <table:table-cell table:style-name="Table10.A17" office:value-type="string">
            <text:p text:style-name="P3">Land Grab</text:p>
          </table:table-cell>
          <table:table-cell table:style-name="Table10.B17" office:value-type="string">
            <text:p text:style-name="P3">Random</text:p>
          </table:table-cell>
          <table:table-cell table:style-name="Table10.C17" office:value-type="string">
            <text:p text:style-name="P20">1000</text:p>
          </table:table-cell>
          <table:table-cell table:style-name="Table10.D17" office:value-type="string">
            <text:p text:style-name="P26">928</text:p>
          </table:table-cell>
          <table:table-cell table:style-name="Table10.E17" office:value-type="string">
            <text:p text:style-name="P26">58</text:p>
          </table:table-cell>
          <table:table-cell table:style-name="Table10.F17" office:value-type="string">
            <text:p text:style-name="P26">14</text:p>
          </table:table-cell>
          <table:table-cell table:style-name="Table10.G17" office:value-type="string">
            <text:p text:style-name="P20">10</text:p>
          </table:table-cell>
          <table:table-cell table:style-name="Table10.H17" office:value-type="string">
            <text:p text:style-name="P26">0.298</text:p>
          </table:table-cell>
        </table:table-row>
        <text:soft-page-break/>
        <table:table-row table:style-name="Table10.1">
          <table:table-cell table:style-name="Table10.A18" office:value-type="string">
            <text:p text:style-name="P3">Land Grab</text:p>
          </table:table-cell>
          <table:table-cell table:style-name="Table10.B18" office:value-type="string">
            <text:p text:style-name="P3">Bloodlust</text:p>
          </table:table-cell>
          <table:table-cell table:style-name="Table10.C18" office:value-type="string">
            <text:p text:style-name="P20">1000</text:p>
          </table:table-cell>
          <table:table-cell table:style-name="Table10.D18" office:value-type="string">
            <text:p text:style-name="P8"><text:span text:style-name="T12">6</text:span><text:span text:style-name="T18">38</text:span></text:p>
          </table:table-cell>
          <table:table-cell table:style-name="Table10.E18" office:value-type="string">
            <text:p text:style-name="P27">295</text:p>
          </table:table-cell>
          <table:table-cell table:style-name="Table10.F18" office:value-type="string">
            <text:p text:style-name="P27">67</text:p>
          </table:table-cell>
          <table:table-cell table:style-name="Table10.G18" office:value-type="string">
            <text:p text:style-name="P27">11</text:p>
          </table:table-cell>
          <table:table-cell table:style-name="Table10.H18" office:value-type="string">
            <text:p text:style-name="P8"><text:span text:style-name="T12">0.3</text:span><text:span text:style-name="T18">88</text:span></text:p>
          </table:table-cell>
        </table:table-row>
        <table:table-row table:style-name="Table10.1">
          <table:table-cell table:style-name="Table10.A19" office:value-type="string">
            <text:p text:style-name="P3">Land Grab</text:p>
          </table:table-cell>
          <table:table-cell table:style-name="Table10.B19" office:value-type="string">
            <text:p text:style-name="P3">Self Preservation</text:p>
          </table:table-cell>
          <table:table-cell table:style-name="Table10.C19" office:value-type="string">
            <text:p text:style-name="P20">1000</text:p>
          </table:table-cell>
          <table:table-cell table:style-name="Table10.D19" office:value-type="string">
            <text:p text:style-name="P28">789</text:p>
          </table:table-cell>
          <table:table-cell table:style-name="Table10.E19" office:value-type="string">
            <text:p text:style-name="P28">195</text:p>
          </table:table-cell>
          <table:table-cell table:style-name="Table10.F19" office:value-type="string">
            <text:p text:style-name="P28">16</text:p>
          </table:table-cell>
          <table:table-cell table:style-name="Table10.G19" office:value-type="string">
            <text:p text:style-name="P28">26</text:p>
          </table:table-cell>
          <table:table-cell table:style-name="Table10.H19" office:value-type="string">
            <text:p text:style-name="P28">1.046</text:p>
          </table:table-cell>
        </table:table-row>
        <table:table-row table:style-name="Table10.1">
          <table:table-cell table:style-name="Table10.A20" office:value-type="string">
            <text:p text:style-name="P3">Land Grab</text:p>
          </table:table-cell>
          <table:table-cell table:style-name="Table10.B20" office:value-type="string">
            <text:p text:style-name="P3">Land Grab</text:p>
          </table:table-cell>
          <table:table-cell table:style-name="Table10.C20" office:value-type="string">
            <text:p text:style-name="P20">1000</text:p>
          </table:table-cell>
          <table:table-cell table:style-name="Table10.D20" office:value-type="string">
            <text:p text:style-name="P8"><text:span text:style-name="T12">5</text:span><text:span text:style-name="T19">17</text:span></text:p>
          </table:table-cell>
          <table:table-cell table:style-name="Table10.E20" office:value-type="string">
            <text:p text:style-name="P29">462</text:p>
          </table:table-cell>
          <table:table-cell table:style-name="Table10.F20" office:value-type="string">
            <text:p text:style-name="P29">21</text:p>
          </table:table-cell>
          <table:table-cell table:style-name="Table10.G20" office:value-type="string">
            <text:p text:style-name="P29">21</text:p>
          </table:table-cell>
          <table:table-cell table:style-name="Table10.H20" office:value-type="string">
            <text:p text:style-name="P29">0.808</text:p>
          </table:table-cell>
        </table:table-row>
        <table:table-row table:style-name="Table10.1">
          <table:table-cell table:style-name="Table10.A21" office:value-type="string">
            <text:p text:style-name="P3">Land Grab</text:p>
          </table:table-cell>
          <table:table-cell table:style-name="Table10.B21" office:value-type="string">
            <text:p text:style-name="P3">Minimax</text:p>
          </table:table-cell>
          <table:table-cell table:style-name="Table10.C21" office:value-type="string">
            <text:p text:style-name="P20">100</text:p>
          </table:table-cell>
          <table:table-cell table:style-name="Table10.D21" office:value-type="string">
            <text:p text:style-name="P20">7</text:p>
          </table:table-cell>
          <table:table-cell table:style-name="Table10.E21" office:value-type="string">
            <text:p text:style-name="P20">78</text:p>
          </table:table-cell>
          <table:table-cell table:style-name="Table10.F21" office:value-type="string">
            <text:p text:style-name="P20">15</text:p>
          </table:table-cell>
          <table:table-cell table:style-name="Table10.G21" office:value-type="string">
            <text:p text:style-name="P20">23</text:p>
          </table:table-cell>
          <table:table-cell table:style-name="Table10.H21" office:value-type="string">
            <text:p text:style-name="P20">20.617</text:p>
          </table:table-cell>
        </table:table-row>
        <table:table-row table:style-name="Table10.22">
          <table:table-cell table:style-name="Table10.A22" office:value-type="string">
            <text:p text:style-name="P3">Minimax</text:p>
          </table:table-cell>
          <table:table-cell table:style-name="Table10.B22" office:value-type="string">
            <text:p text:style-name="P3">Random</text:p>
          </table:table-cell>
          <table:table-cell table:style-name="Table10.C22" office:value-type="string">
            <text:p text:style-name="P30">100</text:p>
          </table:table-cell>
          <table:table-cell table:style-name="Table10.D22" office:value-type="string">
            <text:p text:style-name="P31">84</text:p>
          </table:table-cell>
          <table:table-cell table:style-name="Table10.E22" office:value-type="string">
            <text:p text:style-name="P31">0</text:p>
          </table:table-cell>
          <table:table-cell table:style-name="Table10.F22" office:value-type="string">
            <text:p text:style-name="P31">16</text:p>
          </table:table-cell>
          <table:table-cell table:style-name="Table10.G22" office:value-type="string">
            <text:p text:style-name="P31">10</text:p>
          </table:table-cell>
          <table:table-cell table:style-name="Table10.H22" office:value-type="string">
            <text:p text:style-name="P31">9.148</text:p>
          </table:table-cell>
        </table:table-row>
        <table:table-row table:style-name="Table10.1">
          <table:table-cell table:style-name="Table10.A23" office:value-type="string">
            <text:p text:style-name="P3">Minimax</text:p>
          </table:table-cell>
          <table:table-cell table:style-name="Table10.B23" office:value-type="string">
            <text:p text:style-name="P3">Bloodlust</text:p>
          </table:table-cell>
          <table:table-cell table:style-name="Table10.C23" office:value-type="string">
            <text:p text:style-name="P30">100</text:p>
          </table:table-cell>
          <table:table-cell table:style-name="Table10.D23" office:value-type="string">
            <text:p text:style-name="P30">86</text:p>
          </table:table-cell>
          <table:table-cell table:style-name="Table10.E23" office:value-type="string">
            <text:p text:style-name="P30">0</text:p>
          </table:table-cell>
          <table:table-cell table:style-name="Table10.F23" office:value-type="string">
            <text:p text:style-name="P30">14</text:p>
          </table:table-cell>
          <table:table-cell table:style-name="Table10.G23" office:value-type="string">
            <text:p text:style-name="P30">8</text:p>
          </table:table-cell>
          <table:table-cell table:style-name="Table10.H23" office:value-type="string">
            <text:p text:style-name="P30">8.181</text:p>
          </table:table-cell>
        </table:table-row>
        <table:table-row table:style-name="Table10.1">
          <table:table-cell table:style-name="Table10.A24" office:value-type="string">
            <text:p text:style-name="P3">Minimax</text:p>
          </table:table-cell>
          <table:table-cell table:style-name="Table10.B24" office:value-type="string">
            <text:p text:style-name="P3">Self Preservation</text:p>
          </table:table-cell>
          <table:table-cell table:style-name="Table10.C24" office:value-type="string">
            <text:p text:style-name="P30">100</text:p>
          </table:table-cell>
          <table:table-cell table:style-name="Table10.D24" office:value-type="string">
            <text:p text:style-name="P32">56</text:p>
          </table:table-cell>
          <table:table-cell table:style-name="Table10.E24" office:value-type="string">
            <text:p text:style-name="P32">0</text:p>
          </table:table-cell>
          <table:table-cell table:style-name="Table10.F24" office:value-type="string">
            <text:p text:style-name="P32">44</text:p>
          </table:table-cell>
          <table:table-cell table:style-name="Table10.G24" office:value-type="string">
            <text:p text:style-name="P32">21</text:p>
          </table:table-cell>
          <table:table-cell table:style-name="Table10.H24" office:value-type="string">
            <text:p text:style-name="P32">19.039</text:p>
          </table:table-cell>
        </table:table-row>
        <table:table-row table:style-name="Table10.1">
          <table:table-cell table:style-name="Table10.A25" office:value-type="string">
            <text:p text:style-name="P3">Minimax</text:p>
          </table:table-cell>
          <table:table-cell table:style-name="Table10.B25" office:value-type="string">
            <text:p text:style-name="P3">Land Grab</text:p>
          </table:table-cell>
          <table:table-cell table:style-name="Table10.C25" office:value-type="string">
            <text:p text:style-name="P30">100</text:p>
          </table:table-cell>
          <table:table-cell table:style-name="Table10.D25" office:value-type="string">
            <text:p text:style-name="P33">80</text:p>
          </table:table-cell>
          <table:table-cell table:style-name="Table10.E25" office:value-type="string">
            <text:p text:style-name="P33">0</text:p>
          </table:table-cell>
          <table:table-cell table:style-name="Table10.F25" office:value-type="string">
            <text:p text:style-name="P33">20</text:p>
          </table:table-cell>
          <table:table-cell table:style-name="Table10.G25" office:value-type="string">
            <text:p text:style-name="P33">18</text:p>
          </table:table-cell>
          <table:table-cell table:style-name="Table10.H25" office:value-type="string">
            <text:p text:style-name="P33">16.986</text:p>
          </table:table-cell>
        </table:table-row>
        <table:table-row table:style-name="Table10.1">
          <table:table-cell table:style-name="Table10.A26" office:value-type="string">
            <text:p text:style-name="P3">Minimax</text:p>
          </table:table-cell>
          <table:table-cell table:style-name="Table10.B26" office:value-type="string">
            <text:p text:style-name="P3">Minimax</text:p>
          </table:table-cell>
          <table:table-cell table:style-name="Table10.C26" office:value-type="string">
            <text:p text:style-name="P44"><text:span text:style-name="T26">100</text:span></text:p>
          </table:table-cell>
          <table:table-cell table:style-name="Table10.D26" office:value-type="string">
            <text:p text:style-name="P42"><text:span text:style-name="T26">47</text:span></text:p>
          </table:table-cell>
          <table:table-cell table:style-name="Table10.E26" office:value-type="string">
            <text:p text:style-name="P42"><text:span text:style-name="T26">34</text:span></text:p>
          </table:table-cell>
          <table:table-cell table:style-name="Table10.F26" office:value-type="string">
            <text:p text:style-name="P42"><text:span text:style-name="T26">19</text:span></text:p>
          </table:table-cell>
          <table:table-cell table:style-name="Table10.G26" office:value-type="string">
            <text:p text:style-name="P43">75</text:p>
          </table:table-cell>
          <table:table-cell table:style-name="Table10.H26" office:value-type="string">
            <text:p text:style-name="P34">1<text:span text:style-name="T21">66</text:span>.<text:span text:style-name="T21">279</text:span></text:p>
          </table:table-cell>
        </table:table-row>
      </table:table>
      <text:p text:style-name="P3"/>
      <text:p text:style-name="P3"/>
      <text:p text:style-name="P39">Question <text:span text:style-name="T3">6</text:span></text:p>
      <text:p text:style-name="P40"/>
      <text:p text:style-name="P40">If both players have the same strategy, for which strategies does it appear that playing first is an advantage/disadvantage? Answer in the space below:</text:p>
      <text:p text:style-name="P40"/>
      <text:p text:style-name="P40"><text:span text:style-name="T26">One of the strategies that</text:span><text:span text:style-name="T24"> benefit</text:span><text:span text:style-name="T26">s</text:span><text:span text:style-name="T24"> from this situation is Bloodlust. In a 1000 games run, player 1 wins over 100 times more than player 2. </text:span><text:span text:style-name="T25">This might be linked to the aggressive (land populating) nature of the strategy. At the beginning of the game, Player 1 has more choices of moves, so that the player populates as much of the board as possible, thus gaining a significant advantage and limiting the choices of player 2 as a side effect. </text:span><text:span text:style-name="T26">Land grab and Minimax seem to be affected in the similar way. Self preservation seems to let both players equal chance of winning, possibly due to the careful nature of considering the opponent's land with each move.</text:span></text:p>
      <text:p text:style-name="P40"/>
      <text:p text:style-name="P40"/>
      <text:h text:style-name="P50" text:outline-level="3">Question <text:span text:style-name="T3">7</text:span></text:h>
      <text:p text:style-name="P37"/>
      <text:p text:style-name="P40">Imagine playing football in a gale force wind and where the pitch is extremely muddy. Here, it is hardly worth the players kicking the ball, because the environment plays too big a factor in the game. What evidence do you have against the claim that the environment plays a bigger part than the movement of pieces in the war of life game? The environment here is Conway’s Crank, which is beyond the control of the players. Answer in the space below:</text:p>
      <text:p text:style-name="P48"/>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20pt" style:text-underline-style="solid" style:text-underline-width="auto" style:text-underline-color="font-color" fo:font-weight="bold" style:font-size-asian="20pt" style:font-weight-asian="bold" style:font-weight-complex="bold"/>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text-underline-style="solid" style:text-underline-width="auto" style:text-underline-color="font-color"/>
    </style:style>
    <style:style style:name="Heading_20_3" style:display-name="Heading 3" style:family="paragraph" style:parent-style-name="Standard" style:next-style-name="Standard" style:default-outline-level="3" style:class="text">
      <style:paragraph-properties fo:keep-with-next="always"/>
      <style:text-properties style:text-underline-style="solid" style:text-underline-width="auto" style:text-underline-color="font-color"/>
    </style:style>
    <style:style style:name="Heading_20_4" style:display-name="Heading 4" style:family="paragraph" style:parent-style-name="Standard" style:next-style-name="Standard" style:default-outline-level="4" style:class="text">
      <style:paragraph-properties fo:keep-with-next="always"/>
      <style:text-properties fo:font-size="16pt" style:text-underline-style="solid" style:text-underline-width="auto" style:text-underline-color="font-color" fo:font-weight="bold" style:font-size-asian="16pt"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fo:language="en" fo:country="GB" style:font-size-asian="12pt" style:font-size-complex="12pt"/>
    </style:style>
    <style:style style:name="Footer_20_Char" style:display-name="Footer Char" style:family="text" style:parent-style-name="Default_20_Paragraph_20_Font">
      <style:text-properties fo:font-size="12pt" fo:language="en" fo:country="GB"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0b855e" officeooo:paragraph-rsid="0008c484"/>
    </style:style>
    <style:page-layout style:name="Mpm1">
      <style:page-layout-properties fo:page-width="21.001cm" fo:page-height="29.7cm" style:num-format="1" style:print-orientation="portrait" fo:margin-top="1.249cm" fo:margin-bottom="1.249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 are going to be looking at a two player board game called “war of life”</dc:title>
    <meta:initial-creator>Simon Colton</meta:initial-creator>
    <meta:creation-date>2008-02-12T13:23:00</meta:creation-date>
    <dc:creator>Mateusz Dyda</dc:creator>
    <dc:date>2014-03-03T21:48:35</dc:date>
    <meta:print-date>2010-02-18T21:35:00</meta:print-date>
    <meta:editing-cycles>124</meta:editing-cycles>
    <meta:editing-duration>PT12H8M43S</meta:editing-duration>
    <meta:generator>LibreOffice/4.0.2.2$Linux_X86_64 LibreOffice_project/400m0$Build-2</meta:generator>
    <meta:document-statistic meta:table-count="7" meta:image-count="0" meta:object-count="1" meta:page-count="3" meta:paragraph-count="408" meta:word-count="921" meta:character-count="4189" meta:non-whitespace-character-count="3672"/>
    <meta:user-defined meta:name="MTWinEqns" meta:value-type="boolean">true</meta:user-defined>
  </office:meta>
</office:document-meta>
</file>